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cfe7f5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d32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9999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99"/>
    </style:style>
    <style:style style:name="ce14" style:family="table-cell" style:parent-style-name="Default" style:data-style-name="N122"/>
    <style:style style:name="ce15" style:family="table-cell" style:parent-style-name="Default" style:data-style-name="N122">
      <style:table-cell-properties fo:background-color="#ffd320"/>
    </style:style>
    <style:style style:name="ce16" style:family="table-cell" style:parent-style-name="Default" style:data-style-name="N113">
      <style:table-cell-properties fo:background-color="#ffff99"/>
    </style:style>
    <style:style style:name="ce17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fe7f5"/>
      <style:text-properties fo:font-style="italic" style:font-style-asian="italic" style:font-style-complex="italic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fill="solid" draw:fill-color="#ffff99" draw:textarea-horizontal-align="center" draw:textarea-vertical-align="middle"/>
    </style:style>
    <style:style style:name="gr5" style:family="graphic">
      <style:graphic-properties draw:marker-end="Pontas_20_das_20_setas_20_1" draw:textarea-horizontal-align="center" draw:textarea-vertical-align="middle"/>
    </style:style>
    <style:style style:name="gr6" style:family="graphic">
      <style:graphic-properties draw:marker-end="Pontas_20_das_20_setas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Tendência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3" table:number-columns-repeated="2" table:default-cell-style-name="ce1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4" table:default-cell-style-name="Default"/>
        <table:table-row table:style-name="ro1"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office:value-type="string">
            <text:p>p</text:p>
          </table:table-cell>
          <table:table-cell table:style-name="Default" office:value-type="string">
            <text:p>h</text:p>
          </table:table-cell>
          <table:table-cell table:style-name="Default" office:value-type="string">
            <text:p>h2</text:p>
          </table:table-cell>
          <table:table-cell table:number-columns-repeated="2"/>
          <table:table-cell office:value-type="string">
            <text:p>t0 (original)</text:p>
          </table:table-cell>
          <table:table-cell office:value-type="string">
            <text:p>t1 (original)</text:p>
          </table:table-cell>
          <table:table-cell office:value-type="string">
            <text:p>fator “erro”</text:p>
          </table:table-cell>
          <table:table-cell table:number-columns-repeated="3"/>
        </table:table-row>
        <table:table-row table:style-name="ro1">
          <table:table-cell table:formula="of:=RAND()" office:value-type="float" office:value="0.233773645246401">
            <text:p>0,23</text:p>
          </table:table-cell>
          <table:table-cell table:formula="of:=[.$H$2]+[.$I$2]*[.A2]+RAND()*[.$J$2]" office:value-type="float" office:value="20.6281545945788">
            <text:p>20,63</text:p>
          </table:table-cell>
          <table:table-cell table:formula="of:=FORECAST([.A2];[.$B$2:.$B$38];[.$A$2:.$A$38])" office:value-type="float" office:value="20.0095933142462">
            <text:p>20,0095933142</text:p>
          </table:table-cell>
          <table:table-cell table:formula="of:=[.$H$4]+[.$I$4]*[.A2]" office:value-type="float" office:value="20.0095933142462">
            <text:p>20,01</text:p>
          </table:table-cell>
          <table:table-cell table:formula="of:=[.D2]^2" office:value-type="float" office:value="400.383824601528">
            <text:p>400,38</text:p>
          </table:table-cell>
          <table:table-cell table:number-columns-repeated="2"/>
          <table:table-cell table:formula="of:=(RAND()-0.5) * 100" office:value-type="float" office:value="22.434415621683">
            <text:p>22,4344156217</text:p>
          </table:table-cell>
          <table:table-cell table:formula="of:=(RAND()-0.5) * 100" office:value-type="float" office:value="-19.4441994186491">
            <text:p>-19,4441994186</text:p>
          </table:table-cell>
          <table:table-cell table:formula="of:=(ABS([.H2])+ABS([.I2]))/10" office:value-type="float" office:value="4.18786150403321">
            <text:p>4,187861504</text:p>
          </table:table-cell>
          <table:table-cell table:number-columns-repeated="3"/>
        </table:table-row>
        <table:table-row table:style-name="ro1">
          <table:table-cell table:formula="of:=RAND()" office:value-type="float" office:value="0.947595505276695">
            <text:p>0,95</text:p>
          </table:table-cell>
          <table:table-cell table:formula="of:=[.$H$2]+[.$I$2]*[.A3]+RAND()*[.$J$2]" office:value-type="float" office:value="5.93866286604389">
            <text:p>5,94</text:p>
          </table:table-cell>
          <table:table-cell table:formula="of:=FORECAST([.A3];[.$B$2:.$B$38];[.$A$2:.$A$38])" office:value-type="float" office:value="6.17944011395385">
            <text:p>6,179440114</text:p>
          </table:table-cell>
          <table:table-cell table:formula="of:=[.$H$4]+[.$I$4]*[.A3]" office:value-type="float" office:value="6.17944011395385">
            <text:p>6,18</text:p>
          </table:table-cell>
          <table:table-cell table:formula="of:=[.D3]^2" office:value-type="float" office:value="38.185480121942">
            <text:p>38,19</text:p>
          </table:table-cell>
          <table:table-cell table:number-columns-repeated="2"/>
          <table:table-cell office:value-type="string">
            <text:p>t0 (calculado)</text:p>
          </table:table-cell>
          <table:table-cell office:value-type="string">
            <text:p>t1 (calculado)</text:p>
          </table:table-cell>
          <table:table-cell table:number-columns-repeated="4"/>
        </table:table-row>
        <table:table-row table:style-name="ro1">
          <table:table-cell table:formula="of:=RAND()" office:value-type="float" office:value="0.472832470433787">
            <text:p>0,47</text:p>
          </table:table-cell>
          <table:table-cell table:formula="of:=[.$H$2]+[.$I$2]*[.A4]+RAND()*[.$J$2]" office:value-type="float" office:value="14.2737603332601">
            <text:p>14,27</text:p>
          </table:table-cell>
          <table:table-cell table:formula="of:=FORECAST([.A4];[.$B$2:.$B$38];[.$A$2:.$A$38])" office:value-type="float" office:value="15.3778772498445">
            <text:p>15,3778772498</text:p>
          </table:table-cell>
          <table:table-cell table:formula="of:=[.$H$4]+[.$I$4]*[.A4]" office:value-type="float" office:value="15.3778772498445">
            <text:p>15,38</text:p>
          </table:table-cell>
          <table:table-cell table:formula="of:=[.D4]^2" office:value-type="float" office:value="236.479108711285">
            <text:p>236,48</text:p>
          </table:table-cell>
          <table:table-cell table:number-columns-repeated="2"/>
          <table:table-cell table:formula="of:=INTERCEPT([.B2:.B38];[.A2:.A38])" office:value-type="float" office:value="24.5389100933812">
            <text:p>24,5389100934</text:p>
          </table:table-cell>
          <table:table-cell table:formula="of:=SLOPE([.B2:.B38];[.A2:.A38])" office:value-type="float" office:value="-19.3747963948673">
            <text:p>-19,3747963949</text:p>
          </table:table-cell>
          <table:table-cell table:number-columns-repeated="4"/>
        </table:table-row>
        <table:table-row table:style-name="ro1">
          <table:table-cell table:formula="of:=RAND()" office:value-type="float" office:value="0.966155061731115">
            <text:p>0,97</text:p>
          </table:table-cell>
          <table:table-cell table:formula="of:=[.$H$2]+[.$I$2]*[.A5]+RAND()*[.$J$2]" office:value-type="float" office:value="4.95968687389428">
            <text:p>4,96</text:p>
          </table:table-cell>
          <table:table-cell table:formula="of:=FORECAST([.A5];[.$B$2:.$B$38];[.$A$2:.$A$38])" office:value-type="float" office:value="5.81985248647042">
            <text:p>5,8198524865</text:p>
          </table:table-cell>
          <table:table-cell table:formula="of:=[.$H$4]+[.$I$4]*[.A5]" office:value-type="float" office:value="5.81985248647041">
            <text:p>5,82</text:p>
          </table:table-cell>
          <table:table-cell table:formula="of:=[.D5]^2" office:value-type="float" office:value="33.8706829642758">
            <text:p>33,87</text:p>
          </table:table-cell>
          <table:table-cell table:number-columns-repeated="8"/>
        </table:table-row>
        <table:table-row table:style-name="ro1">
          <table:table-cell table:formula="of:=RAND()" office:value-type="float" office:value="0.267314326250926">
            <text:p>0,27</text:p>
          </table:table-cell>
          <table:table-cell table:formula="of:=[.$H$2]+[.$I$2]*[.A6]+RAND()*[.$J$2]" office:value-type="float" office:value="19.1620445156211">
            <text:p>19,16</text:p>
          </table:table-cell>
          <table:table-cell table:formula="of:=FORECAST([.A6];[.$B$2:.$B$38];[.$A$2:.$A$38])" office:value-type="float" office:value="19.3597494488384">
            <text:p>19,3597494488</text:p>
          </table:table-cell>
          <table:table-cell table:formula="of:=[.$H$4]+[.$I$4]*[.A6]" office:value-type="float" office:value="19.3597494488384">
            <text:p>19,36</text:p>
          </table:table-cell>
          <table:table-cell table:formula="of:=[.D6]^2" office:value-type="float" office:value="374.799898721798">
            <text:p>374,80</text:p>
          </table:table-cell>
          <table:table-cell table:number-columns-repeated="2"/>
          <table:table-cell office:value-type="string">
            <text:p>m</text:p>
          </table:table-cell>
          <table:table-cell table:formula="of:=COUNTIF([.B2:.B38];&quot;&lt;&gt;&quot;)" office:value-type="float" office:value="37">
            <text:p>37</text:p>
          </table:table-cell>
          <table:table-cell table:number-columns-repeated="4"/>
        </table:table-row>
        <table:table-row table:style-name="ro1">
          <table:table-cell table:formula="of:=RAND()" office:value-type="float" office:value="0.825004850514233">
            <text:p>0,83</text:p>
          </table:table-cell>
          <table:table-cell table:formula="of:=[.$H$2]+[.$I$2]*[.A7]+RAND()*[.$J$2]" office:value-type="float" office:value="9.24067806558686">
            <text:p>9,24</text:p>
          </table:table-cell>
          <table:table-cell table:formula="of:=FORECAST([.A7];[.$B$2:.$B$38];[.$A$2:.$A$38])" office:value-type="float" office:value="8.55460908989002">
            <text:p>8,5546090899</text:p>
          </table:table-cell>
          <table:table-cell table:formula="of:=[.$H$4]+[.$I$4]*[.A7]" office:value-type="float" office:value="8.55460908989002">
            <text:p>8,55</text:p>
          </table:table-cell>
          <table:table-cell table:formula="of:=[.D7]^2" office:value-type="float" office:value="73.1813366808289">
            <text:p>73,18</text:p>
          </table:table-cell>
          <table:table-cell table:number-columns-repeated="2"/>
          <table:table-cell office:value-type="string">
            <text:p>J</text:p>
          </table:table-cell>
          <table:table-cell table:formula="of:=1/(2*[.I6])*SUM([.E2:.E38])" office:value-type="float" office:value="118.471860977806">
            <text:p>118,4718609778</text:p>
          </table:table-cell>
          <table:table-cell>
            <draw:frame table:end-cell-address="Tendência.Q27" table:end-x="1.746cm" table:end-y="0.174cm" draw:z-index="0" draw:style-name="gr1" draw:text-style-name="P1" svg:width="16.4cm" svg:height="8.999cm" svg:x="1.153cm" svg:y="0.208cm">
              <draw:object draw:notify-on-update-of-ranges="Tendência.A2:Tendência.A38 Tendência.B1:Tendência.B1 Tendência.B2:Tendência.B38 Tendência.A2:Tendência.A38 Tendência.D1:Tendência.D1 Tendência.D2:Tendência.D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RAND()" office:value-type="float" office:value="0.552758033853024">
            <text:p>0,55</text:p>
          </table:table-cell>
          <table:table-cell table:formula="of:=[.$H$2]+[.$I$2]*[.A8]+RAND()*[.$J$2]" office:value-type="float" office:value="12.2800025485991">
            <text:p>12,28</text:p>
          </table:table-cell>
          <table:table-cell table:formula="of:=FORECAST([.A8];[.$B$2:.$B$38];[.$A$2:.$A$38])" office:value-type="float" office:value="13.8293357318517">
            <text:p>13,8293357319</text:p>
          </table:table-cell>
          <table:table-cell table:formula="of:=[.$H$4]+[.$I$4]*[.A8]" office:value-type="float" office:value="13.8293357318517">
            <text:p>13,83</text:p>
          </table:table-cell>
          <table:table-cell table:formula="of:=[.D8]^2" office:value-type="float" office:value="191.25052678427">
            <text:p>191,25</text:p>
          </table:table-cell>
          <table:table-cell table:number-columns-repeated="8"/>
        </table:table-row>
        <table:table-row table:style-name="ro1">
          <table:table-cell table:formula="of:=RAND()" office:value-type="float" office:value="0.626857860013843">
            <text:p>0,63</text:p>
          </table:table-cell>
          <table:table-cell table:formula="of:=[.$H$2]+[.$I$2]*[.A9]+RAND()*[.$J$2]" office:value-type="float" office:value="13.2362153669976">
            <text:p>13,24</text:p>
          </table:table-cell>
          <table:table-cell table:formula="of:=FORECAST([.A9];[.$B$2:.$B$38];[.$A$2:.$A$38])" office:value-type="float" office:value="12.3936666870908">
            <text:p>12,3936666871</text:p>
          </table:table-cell>
          <table:table-cell table:formula="of:=[.$H$4]+[.$I$4]*[.A9]" office:value-type="float" office:value="12.3936666870908">
            <text:p>12,39</text:p>
          </table:table-cell>
          <table:table-cell table:formula="of:=[.D9]^2" office:value-type="float" office:value="153.602973950704">
            <text:p>153,60</text:p>
          </table:table-cell>
          <table:table-cell table:number-columns-repeated="8"/>
        </table:table-row>
        <table:table-row table:style-name="ro1">
          <table:table-cell table:formula="of:=RAND()" office:value-type="float" office:value="0.089887049049139">
            <text:p>0,09</text:p>
          </table:table-cell>
          <table:table-cell table:formula="of:=[.$H$2]+[.$I$2]*[.A10]+RAND()*[.$J$2]" office:value-type="float" office:value="23.5820941374436">
            <text:p>23,58</text:p>
          </table:table-cell>
          <table:table-cell table:formula="of:=FORECAST([.A10];[.$B$2:.$B$38];[.$A$2:.$A$38])" office:value-type="float" office:value="22.7973668195187">
            <text:p>22,7973668195</text:p>
          </table:table-cell>
          <table:table-cell table:formula="of:=[.$H$4]+[.$I$4]*[.A10]" office:value-type="float" office:value="22.7973668195187">
            <text:p>22,80</text:p>
          </table:table-cell>
          <table:table-cell table:formula="of:=[.D10]^2" office:value-type="float" office:value="519.719933903692">
            <text:p>519,72</text:p>
          </table:table-cell>
          <table:table-cell table:number-columns-repeated="8"/>
        </table:table-row>
        <table:table-row table:style-name="ro1">
          <table:table-cell table:formula="of:=RAND()" office:value-type="float" office:value="0.359750834992155">
            <text:p>0,36</text:p>
          </table:table-cell>
          <table:table-cell table:formula="of:=[.$H$2]+[.$I$2]*[.A11]+RAND()*[.$J$2]" office:value-type="float" office:value="17.9594534803306">
            <text:p>17,96</text:p>
          </table:table-cell>
          <table:table-cell table:formula="of:=FORECAST([.A11];[.$B$2:.$B$38];[.$A$2:.$A$38])" office:value-type="float" office:value="17.5688109125247">
            <text:p>17,5688109125</text:p>
          </table:table-cell>
          <table:table-cell table:formula="of:=[.$H$4]+[.$I$4]*[.A11]" office:value-type="float" office:value="17.5688109125247">
            <text:p>17,57</text:p>
          </table:table-cell>
          <table:table-cell table:formula="of:=[.D11]^2" office:value-type="float" office:value="308.663116880047">
            <text:p>308,66</text:p>
          </table:table-cell>
          <table:table-cell table:number-columns-repeated="8"/>
        </table:table-row>
        <table:table-row table:style-name="ro1">
          <table:table-cell table:formula="of:=RAND()" office:value-type="float" office:value="0.909417274640873">
            <text:p>0,91</text:p>
          </table:table-cell>
          <table:table-cell table:formula="of:=[.$H$2]+[.$I$2]*[.A12]+RAND()*[.$J$2]" office:value-type="float" office:value="5.70070255450192">
            <text:p>5,70</text:p>
          </table:table-cell>
          <table:table-cell table:formula="of:=FORECAST([.A12];[.$B$2:.$B$38];[.$A$2:.$A$38])" office:value-type="float" office:value="6.91913555923918">
            <text:p>6,9191355592</text:p>
          </table:table-cell>
          <table:table-cell table:formula="of:=[.$H$4]+[.$I$4]*[.A12]" office:value-type="float" office:value="6.91913555923918">
            <text:p>6,92</text:p>
          </table:table-cell>
          <table:table-cell table:formula="of:=[.D12]^2" office:value-type="float" office:value="47.8744368871281">
            <text:p>47,87</text:p>
          </table:table-cell>
          <table:table-cell table:number-columns-repeated="8"/>
        </table:table-row>
        <table:table-row table:style-name="ro1">
          <table:table-cell table:formula="of:=RAND()" office:value-type="float" office:value="0.678731882479042">
            <text:p>0,68</text:p>
          </table:table-cell>
          <table:table-cell table:formula="of:=[.$H$2]+[.$I$2]*[.A13]+RAND()*[.$J$2]" office:value-type="float" office:value="13.0016232995588">
            <text:p>13,00</text:p>
          </table:table-cell>
          <table:table-cell table:formula="of:=FORECAST([.A13];[.$B$2:.$B$38];[.$A$2:.$A$38])" office:value-type="float" office:value="11.3886180636448">
            <text:p>11,3886180636</text:p>
          </table:table-cell>
          <table:table-cell table:formula="of:=[.$H$4]+[.$I$4]*[.A13]" office:value-type="float" office:value="11.3886180636448">
            <text:p>11,39</text:p>
          </table:table-cell>
          <table:table-cell table:formula="of:=[.D13]^2" office:value-type="float" office:value="129.700621399576">
            <text:p>129,70</text:p>
          </table:table-cell>
          <table:table-cell table:number-columns-repeated="8"/>
        </table:table-row>
        <table:table-row table:style-name="ro1">
          <table:table-cell table:formula="of:=RAND()" office:value-type="float" office:value="0.928977644070983">
            <text:p>0,93</text:p>
          </table:table-cell>
          <table:table-cell table:formula="of:=[.$H$2]+[.$I$2]*[.A14]+RAND()*[.$J$2]" office:value-type="float" office:value="8.00285851143627">
            <text:p>8,00</text:p>
          </table:table-cell>
          <table:table-cell table:formula="of:=FORECAST([.A14];[.$B$2:.$B$38];[.$A$2:.$A$38])" office:value-type="float" office:value="6.54015738412242">
            <text:p>6,5401573841</text:p>
          </table:table-cell>
          <table:table-cell table:formula="of:=[.$H$4]+[.$I$4]*[.A14]" office:value-type="float" office:value="6.54015738412242">
            <text:p>6,54</text:p>
          </table:table-cell>
          <table:table-cell table:formula="of:=[.D14]^2" office:value-type="float" office:value="42.773658609091">
            <text:p>42,77</text:p>
          </table:table-cell>
          <table:table-cell table:number-columns-repeated="8"/>
        </table:table-row>
        <table:table-row table:style-name="ro1">
          <table:table-cell table:formula="of:=RAND()" office:value-type="float" office:value="0.460812831297517">
            <text:p>0,46</text:p>
          </table:table-cell>
          <table:table-cell table:formula="of:=[.$H$2]+[.$I$2]*[.A15]+RAND()*[.$J$2]" office:value-type="float" office:value="13.7289523979682">
            <text:p>13,73</text:p>
          </table:table-cell>
          <table:table-cell table:formula="of:=FORECAST([.A15];[.$B$2:.$B$38];[.$A$2:.$A$38])" office:value-type="float" office:value="15.6107553108495">
            <text:p>15,6107553108</text:p>
          </table:table-cell>
          <table:table-cell table:formula="of:=[.$H$4]+[.$I$4]*[.A15]" office:value-type="float" office:value="15.6107553108495">
            <text:p>15,61</text:p>
          </table:table-cell>
          <table:table-cell table:formula="of:=[.D15]^2" office:value-type="float" office:value="243.695681375215">
            <text:p>243,70</text:p>
          </table:table-cell>
          <table:table-cell table:number-columns-repeated="8"/>
        </table:table-row>
        <table:table-row table:style-name="ro1">
          <table:table-cell table:formula="of:=RAND()" office:value-type="float" office:value="0.390627827029675">
            <text:p>0,39</text:p>
          </table:table-cell>
          <table:table-cell table:formula="of:=[.$H$2]+[.$I$2]*[.A16]+RAND()*[.$J$2]" office:value-type="float" office:value="15.7771260865988">
            <text:p>15,78</text:p>
          </table:table-cell>
          <table:table-cell table:formula="of:=FORECAST([.A16];[.$B$2:.$B$38];[.$A$2:.$A$38])" office:value-type="float" office:value="16.9705754785118">
            <text:p>16,9705754785</text:p>
          </table:table-cell>
          <table:table-cell table:formula="of:=[.$H$4]+[.$I$4]*[.A16]" office:value-type="float" office:value="16.9705754785118">
            <text:p>16,97</text:p>
          </table:table-cell>
          <table:table-cell table:formula="of:=[.D16]^2" office:value-type="float" office:value="288.000432071866">
            <text:p>288,00</text:p>
          </table:table-cell>
          <table:table-cell table:number-columns-repeated="8"/>
        </table:table-row>
        <table:table-row table:style-name="ro1">
          <table:table-cell table:formula="of:=RAND()" office:value-type="float" office:value="0.575710635632277">
            <text:p>0,58</text:p>
          </table:table-cell>
          <table:table-cell table:formula="of:=[.$H$2]+[.$I$2]*[.A17]+RAND()*[.$J$2]" office:value-type="float" office:value="13.1256646224383">
            <text:p>13,13</text:p>
          </table:table-cell>
          <table:table-cell table:formula="of:=FORECAST([.A17];[.$B$2:.$B$38];[.$A$2:.$A$38])" office:value-type="float" office:value="13.3846337456462">
            <text:p>13,3846337456</text:p>
          </table:table-cell>
          <table:table-cell table:formula="of:=[.$H$4]+[.$I$4]*[.A17]" office:value-type="float" office:value="13.3846337456462">
            <text:p>13,38</text:p>
          </table:table-cell>
          <table:table-cell table:formula="of:=[.D17]^2" office:value-type="float" office:value="179.148420505092">
            <text:p>179,15</text:p>
          </table:table-cell>
          <table:table-cell table:number-columns-repeated="8"/>
        </table:table-row>
        <table:table-row table:style-name="ro1">
          <table:table-cell table:formula="of:=RAND()" office:value-type="float" office:value="0.292267339769751">
            <text:p>0,29</text:p>
          </table:table-cell>
          <table:table-cell table:formula="of:=[.$H$2]+[.$I$2]*[.A18]+RAND()*[.$J$2]" office:value-type="float" office:value="18.4329792640224">
            <text:p>18,43</text:p>
          </table:table-cell>
          <table:table-cell table:formula="of:=FORECAST([.A18];[.$B$2:.$B$38];[.$A$2:.$A$38])" office:value-type="float" office:value="18.8762898924728">
            <text:p>18,8762898925</text:p>
          </table:table-cell>
          <table:table-cell table:formula="of:=[.$H$4]+[.$I$4]*[.A18]" office:value-type="float" office:value="18.8762898924728">
            <text:p>18,88</text:p>
          </table:table-cell>
          <table:table-cell table:formula="of:=[.D18]^2" office:value-type="float" office:value="356.31432010467">
            <text:p>356,31</text:p>
          </table:table-cell>
          <table:table-cell table:number-columns-repeated="8"/>
        </table:table-row>
        <table:table-row table:style-name="ro1">
          <table:table-cell table:formula="of:=RAND()" office:value-type="float" office:value="0.816436278400943">
            <text:p>0,82</text:p>
          </table:table-cell>
          <table:table-cell table:formula="of:=[.$H$2]+[.$I$2]*[.A19]+RAND()*[.$J$2]" office:value-type="float" office:value="7.24539128767501">
            <text:p>7,25</text:p>
          </table:table-cell>
          <table:table-cell table:formula="of:=FORECAST([.A19];[.$B$2:.$B$38];[.$A$2:.$A$38])" office:value-type="float" office:value="8.72062342997975">
            <text:p>8,72062343</text:p>
          </table:table-cell>
          <table:table-cell table:formula="of:=[.$H$4]+[.$I$4]*[.A19]" office:value-type="float" office:value="8.72062342997976">
            <text:p>8,72</text:p>
          </table:table-cell>
          <table:table-cell table:formula="of:=[.D19]^2" office:value-type="float" office:value="76.0492730075119">
            <text:p>76,05</text:p>
          </table:table-cell>
          <table:table-cell table:number-columns-repeated="8"/>
        </table:table-row>
        <table:table-row table:style-name="ro1">
          <table:table-cell table:formula="of:=RAND()" office:value-type="float" office:value="0.0125846969895065">
            <text:p>0,01</text:p>
          </table:table-cell>
          <table:table-cell table:formula="of:=[.$H$2]+[.$I$2]*[.A20]+RAND()*[.$J$2]" office:value-type="float" office:value="25.5981841853579">
            <text:p>25,60</text:p>
          </table:table-cell>
          <table:table-cell table:formula="of:=FORECAST([.A20];[.$B$2:.$B$38];[.$A$2:.$A$38])" office:value-type="float" office:value="24.2950841515184">
            <text:p>24,2950841515</text:p>
          </table:table-cell>
          <table:table-cell table:formula="of:=[.$H$4]+[.$I$4]*[.A20]" office:value-type="float" office:value="24.2950841515184">
            <text:p>24,30</text:p>
          </table:table-cell>
          <table:table-cell table:formula="of:=[.D20]^2" office:value-type="float" office:value="590.251113929361">
            <text:p>590,25</text:p>
          </table:table-cell>
          <table:table-cell table:number-columns-repeated="8"/>
        </table:table-row>
        <table:table-row table:style-name="ro1">
          <table:table-cell table:formula="of:=RAND()" office:value-type="float" office:value="0.655903409002349">
            <text:p>0,66</text:p>
          </table:table-cell>
          <table:table-cell table:formula="of:=[.$H$2]+[.$I$2]*[.A21]+RAND()*[.$J$2]" office:value-type="float" office:value="10.8378085289753">
            <text:p>10,84</text:p>
          </table:table-cell>
          <table:table-cell table:formula="of:=FORECAST([.A21];[.$B$2:.$B$38];[.$A$2:.$A$38])" office:value-type="float" office:value="11.8309150892613">
            <text:p>11,8309150893</text:p>
          </table:table-cell>
          <table:table-cell table:formula="of:=[.$H$4]+[.$I$4]*[.A21]" office:value-type="float" office:value="11.8309150892613">
            <text:p>11,83</text:p>
          </table:table-cell>
          <table:table-cell table:formula="of:=[.D21]^2" office:value-type="float" office:value="139.970551849311">
            <text:p>139,97</text:p>
          </table:table-cell>
          <table:table-cell/>
          <table:table-cell>
            <draw:frame table:end-cell-address="Tendência.M41" table:end-x="1.696cm" table:end-y="0.399cm" draw:z-index="1" draw:style-name="gr2" draw:text-style-name="P1" svg:width="16.007cm" svg:height="9.006cm" svg:x="0.44cm" svg:y="0.426cm">
              <draw:object draw:notify-on-update-of-ranges="Tendência.A2:Tendência.A38 Tendência.B1:Tendência.B1 Tendência.B2:Tendência.B3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formula="of:=RAND()" office:value-type="float" office:value="0.66182994749397">
            <text:p>0,66</text:p>
          </table:table-cell>
          <table:table-cell table:formula="of:=[.$H$2]+[.$I$2]*[.A22]+RAND()*[.$J$2]" office:value-type="float" office:value="11.8818191503886">
            <text:p>11,88</text:p>
          </table:table-cell>
          <table:table-cell table:formula="of:=FORECAST([.A22];[.$B$2:.$B$38];[.$A$2:.$A$38])" office:value-type="float" office:value="11.7160896126598">
            <text:p>11,7160896127</text:p>
          </table:table-cell>
          <table:table-cell table:formula="of:=[.$H$4]+[.$I$4]*[.A22]" office:value-type="float" office:value="11.7160896126598">
            <text:p>11,72</text:p>
          </table:table-cell>
          <table:table-cell table:formula="of:=[.D22]^2" office:value-type="float" office:value="137.266755811875">
            <text:p>137,27</text:p>
          </table:table-cell>
          <table:table-cell table:number-columns-repeated="8"/>
        </table:table-row>
        <table:table-row table:style-name="ro1">
          <table:table-cell table:formula="of:=RAND()" office:value-type="float" office:value="0.471477400045842">
            <text:p>0,47</text:p>
          </table:table-cell>
          <table:table-cell table:formula="of:=[.$H$2]+[.$I$2]*[.A23]+RAND()*[.$J$2]" office:value-type="float" office:value="16.9756730614213">
            <text:p>16,98</text:p>
          </table:table-cell>
          <table:table-cell table:formula="of:=FORECAST([.A23];[.$B$2:.$B$38];[.$A$2:.$A$38])" office:value-type="float" office:value="15.4041314627116">
            <text:p>15,4041314627</text:p>
          </table:table-cell>
          <table:table-cell table:formula="of:=[.$H$4]+[.$I$4]*[.A23]" office:value-type="float" office:value="15.4041314627116">
            <text:p>15,40</text:p>
          </table:table-cell>
          <table:table-cell table:formula="of:=[.D23]^2" office:value-type="float" office:value="237.287266120502">
            <text:p>237,29</text:p>
          </table:table-cell>
          <table:table-cell table:number-columns-repeated="8"/>
        </table:table-row>
        <table:table-row table:style-name="ro1">
          <table:table-cell table:formula="of:=RAND()" office:value-type="float" office:value="0.838722054613754">
            <text:p>0,84</text:p>
          </table:table-cell>
          <table:table-cell table:formula="of:=[.$H$2]+[.$I$2]*[.A24]+RAND()*[.$J$2]" office:value-type="float" office:value="10.1378007925973">
            <text:p>10,14</text:p>
          </table:table-cell>
          <table:table-cell table:formula="of:=FORECAST([.A24];[.$B$2:.$B$38];[.$A$2:.$A$38])" office:value-type="float" office:value="8.28884105335495">
            <text:p>8,2888410534</text:p>
          </table:table-cell>
          <table:table-cell table:formula="of:=[.$H$4]+[.$I$4]*[.A24]" office:value-type="float" office:value="8.28884105335495">
            <text:p>8,29</text:p>
          </table:table-cell>
          <table:table-cell table:formula="of:=[.D24]^2" office:value-type="float" office:value="68.7048860077825">
            <text:p>68,70</text:p>
          </table:table-cell>
          <table:table-cell table:number-columns-repeated="8"/>
        </table:table-row>
        <table:table-row table:style-name="ro1">
          <table:table-cell table:formula="of:=RAND()" office:value-type="float" office:value="0.307257774285972">
            <text:p>0,31</text:p>
          </table:table-cell>
          <table:table-cell table:formula="of:=[.$H$2]+[.$I$2]*[.A25]+RAND()*[.$J$2]" office:value-type="float" office:value="20.2071176761431">
            <text:p>20,21</text:p>
          </table:table-cell>
          <table:table-cell table:formula="of:=FORECAST([.A25];[.$B$2:.$B$38];[.$A$2:.$A$38])" office:value-type="float" office:value="18.5858532758504">
            <text:p>18,5858532759</text:p>
          </table:table-cell>
          <table:table-cell table:formula="of:=[.$H$4]+[.$I$4]*[.A25]" office:value-type="float" office:value="18.5858532758504">
            <text:p>18,59</text:p>
          </table:table-cell>
          <table:table-cell table:formula="of:=[.D25]^2" office:value-type="float" office:value="345.433941991439">
            <text:p>345,43</text:p>
          </table:table-cell>
          <table:table-cell table:number-columns-repeated="8"/>
        </table:table-row>
        <table:table-row table:style-name="ro1">
          <table:table-cell table:formula="of:=RAND()" office:value-type="float" office:value="0.98693711264059">
            <text:p>0,99</text:p>
          </table:table-cell>
          <table:table-cell table:formula="of:=[.$H$2]+[.$I$2]*[.A26]+RAND()*[.$J$2]" office:value-type="float" office:value="7.29487916516964">
            <text:p>7,29</text:p>
          </table:table-cell>
          <table:table-cell table:formula="of:=FORECAST([.A26];[.$B$2:.$B$38];[.$A$2:.$A$38])" office:value-type="float" office:value="5.41720448143158">
            <text:p>5,4172044814</text:p>
          </table:table-cell>
          <table:table-cell table:formula="of:=[.$H$4]+[.$I$4]*[.A26]" office:value-type="float" office:value="5.41720448143158">
            <text:p>5,42</text:p>
          </table:table-cell>
          <table:table-cell table:formula="of:=[.D26]^2" office:value-type="float" office:value="29.3461043936424">
            <text:p>29,35</text:p>
          </table:table-cell>
          <table:table-cell table:number-columns-repeated="8"/>
        </table:table-row>
        <table:table-row table:style-name="ro1">
          <table:table-cell table:formula="of:=RAND()" office:value-type="float" office:value="0.995720821898431">
            <text:p>1,00</text:p>
          </table:table-cell>
          <table:table-cell table:formula="of:=[.$H$2]+[.$I$2]*[.A27]+RAND()*[.$J$2]" office:value-type="float" office:value="7.10674562475767">
            <text:p>7,11</text:p>
          </table:table-cell>
          <table:table-cell table:formula="of:=FORECAST([.A27];[.$B$2:.$B$38];[.$A$2:.$A$38])" office:value-type="float" office:value="5.2470219029692">
            <text:p>5,247021903</text:p>
          </table:table-cell>
          <table:table-cell table:formula="of:=[.$H$4]+[.$I$4]*[.A27]" office:value-type="float" office:value="5.2470219029692">
            <text:p>5,25</text:p>
          </table:table-cell>
          <table:table-cell table:formula="of:=[.D27]^2" office:value-type="float" office:value="27.5312388502385">
            <text:p>27,53</text:p>
          </table:table-cell>
          <table:table-cell table:number-columns-repeated="8"/>
        </table:table-row>
        <table:table-row table:style-name="ro1">
          <table:table-cell table:formula="of:=RAND()" office:value-type="float" office:value="0.213768071960658">
            <text:p>0,21</text:p>
          </table:table-cell>
          <table:table-cell table:formula="of:=[.$H$2]+[.$I$2]*[.A28]+RAND()*[.$J$2]" office:value-type="float" office:value="22.0076659244191">
            <text:p>22,01</text:p>
          </table:table-cell>
          <table:table-cell table:formula="of:=FORECAST([.A28];[.$B$2:.$B$38];[.$A$2:.$A$38])" office:value-type="float" office:value="20.3971972234201">
            <text:p>20,3971972234</text:p>
          </table:table-cell>
          <table:table-cell table:formula="of:=[.$H$4]+[.$I$4]*[.A28]" office:value-type="float" office:value="20.3971972234201">
            <text:p>20,40</text:p>
          </table:table-cell>
          <table:table-cell table:formula="of:=[.D28]^2" office:value-type="float" office:value="416.045654571098">
            <text:p>416,05</text:p>
          </table:table-cell>
          <table:table-cell table:number-columns-repeated="8"/>
        </table:table-row>
        <table:table-row table:style-name="ro1">
          <table:table-cell table:formula="of:=RAND()" office:value-type="float" office:value="0.276853153947741">
            <text:p>0,28</text:p>
          </table:table-cell>
          <table:table-cell table:formula="of:=[.$H$2]+[.$I$2]*[.A29]+RAND()*[.$J$2]" office:value-type="float" office:value="20.1903114260393">
            <text:p>20,19</text:p>
          </table:table-cell>
          <table:table-cell table:formula="of:=FORECAST([.A29];[.$B$2:.$B$38];[.$A$2:.$A$38])" office:value-type="float" office:value="19.1749366043669">
            <text:p>19,1749366044</text:p>
          </table:table-cell>
          <table:table-cell table:formula="of:=[.$H$4]+[.$I$4]*[.A29]" office:value-type="float" office:value="19.1749366043669">
            <text:p>19,17</text:p>
          </table:table-cell>
          <table:table-cell table:formula="of:=[.D29]^2" office:value-type="float" office:value="367.678193781489">
            <text:p>367,68</text:p>
          </table:table-cell>
          <table:table-cell table:number-columns-repeated="8"/>
        </table:table-row>
        <table:table-row table:style-name="ro1">
          <table:table-cell table:formula="of:=RAND()" office:value-type="float" office:value="0.744690574705601">
            <text:p>0,74</text:p>
          </table:table-cell>
          <table:table-cell table:formula="of:=[.$H$2]+[.$I$2]*[.A30]+RAND()*[.$J$2]" office:value-type="float" office:value="8.23466012673395">
            <text:p>8,23</text:p>
          </table:table-cell>
          <table:table-cell table:formula="of:=FORECAST([.A30];[.$B$2:.$B$38];[.$A$2:.$A$38])" office:value-type="float" office:value="10.1106818312835">
            <text:p>10,1106818313</text:p>
          </table:table-cell>
          <table:table-cell table:formula="of:=[.$H$4]+[.$I$4]*[.A30]" office:value-type="float" office:value="10.1106818312835">
            <text:p>10,11</text:p>
          </table:table-cell>
          <table:table-cell table:formula="of:=[.D30]^2" office:value-type="float" office:value="102.225887093446">
            <text:p>102,23</text:p>
          </table:table-cell>
          <table:table-cell table:number-columns-repeated="8"/>
        </table:table-row>
        <table:table-row table:style-name="ro1">
          <table:table-cell table:formula="of:=RAND()" office:value-type="float" office:value="0.713066481053829">
            <text:p>0,71</text:p>
          </table:table-cell>
          <table:table-cell table:formula="of:=[.$H$2]+[.$I$2]*[.A31]+RAND()*[.$J$2]" office:value-type="float" office:value="10.674331694173">
            <text:p>10,67</text:p>
          </table:table-cell>
          <table:table-cell table:formula="of:=FORECAST([.A31];[.$B$2:.$B$38];[.$A$2:.$A$38])" office:value-type="float" office:value="10.7233922069588">
            <text:p>10,723392207</text:p>
          </table:table-cell>
          <table:table-cell table:formula="of:=[.$H$4]+[.$I$4]*[.A31]" office:value-type="float" office:value="10.7233922069588">
            <text:p>10,72</text:p>
          </table:table-cell>
          <table:table-cell table:formula="of:=[.D31]^2" office:value-type="float" office:value="114.991140424264">
            <text:p>114,99</text:p>
          </table:table-cell>
          <table:table-cell table:number-columns-repeated="8"/>
        </table:table-row>
        <table:table-row table:style-name="ro1">
          <table:table-cell table:formula="of:=RAND()" office:value-type="float" office:value="0.127891175914556">
            <text:p>0,13</text:p>
          </table:table-cell>
          <table:table-cell table:formula="of:=[.$H$2]+[.$I$2]*[.A32]+RAND()*[.$J$2]" office:value-type="float" office:value="20.5827813257049">
            <text:p>20,58</text:p>
          </table:table-cell>
          <table:table-cell table:formula="of:=FORECAST([.A32];[.$B$2:.$B$38];[.$A$2:.$A$38])" office:value-type="float" office:value="22.0610445993365">
            <text:p>22,0610445993</text:p>
          </table:table-cell>
          <table:table-cell table:formula="of:=[.$H$4]+[.$I$4]*[.A32]" office:value-type="float" office:value="22.0610445993365">
            <text:p>22,06</text:p>
          </table:table-cell>
          <table:table-cell table:formula="of:=[.D32]^2" office:value-type="float" office:value="486.689688813916">
            <text:p>486,69</text:p>
          </table:table-cell>
          <table:table-cell table:number-columns-repeated="8"/>
        </table:table-row>
        <table:table-row table:style-name="ro1">
          <table:table-cell table:formula="of:=RAND()" office:value-type="float" office:value="0.377953551942483">
            <text:p>0,38</text:p>
          </table:table-cell>
          <table:table-cell table:formula="of:=[.$H$2]+[.$I$2]*[.A33]+RAND()*[.$J$2]" office:value-type="float" office:value="18.244656221178">
            <text:p>18,24</text:p>
          </table:table-cell>
          <table:table-cell table:formula="of:=FORECAST([.A33];[.$B$2:.$B$38];[.$A$2:.$A$38])" office:value-type="float" office:value="17.2161369777787">
            <text:p>17,2161369778</text:p>
          </table:table-cell>
          <table:table-cell table:formula="of:=[.$H$4]+[.$I$4]*[.A33]" office:value-type="float" office:value="17.2161369777787">
            <text:p>17,22</text:p>
          </table:table-cell>
          <table:table-cell table:formula="of:=[.D33]^2" office:value-type="float" office:value="296.395372437639">
            <text:p>296,40</text:p>
          </table:table-cell>
          <table:table-cell table:number-columns-repeated="8"/>
        </table:table-row>
        <table:table-row table:style-name="ro1">
          <table:table-cell table:formula="of:=RAND()" office:value-type="float" office:value="0.308304549427703">
            <text:p>0,31</text:p>
          </table:table-cell>
          <table:table-cell table:formula="of:=[.$H$2]+[.$I$2]*[.A34]+RAND()*[.$J$2]" office:value-type="float" office:value="17.7360521358684">
            <text:p>17,74</text:p>
          </table:table-cell>
          <table:table-cell table:formula="of:=FORECAST([.A34];[.$B$2:.$B$38];[.$A$2:.$A$38])" office:value-type="float" office:value="18.5655722206082">
            <text:p>18,5655722206</text:p>
          </table:table-cell>
          <table:table-cell table:formula="of:=[.$H$4]+[.$I$4]*[.A34]" office:value-type="float" office:value="18.5655722206082">
            <text:p>18,57</text:p>
          </table:table-cell>
          <table:table-cell table:formula="of:=[.D34]^2" office:value-type="float" office:value="344.680471878617">
            <text:p>344,68</text:p>
          </table:table-cell>
          <table:table-cell table:number-columns-repeated="8"/>
        </table:table-row>
        <table:table-row table:style-name="ro1">
          <table:table-cell table:formula="of:=RAND()" office:value-type="float" office:value="0.333032135851681">
            <text:p>0,33</text:p>
          </table:table-cell>
          <table:table-cell table:formula="of:=[.$H$2]+[.$I$2]*[.A35]+RAND()*[.$J$2]" office:value-type="float" office:value="16.4459102712564">
            <text:p>16,45</text:p>
          </table:table-cell>
          <table:table-cell table:formula="of:=FORECAST([.A35];[.$B$2:.$B$38];[.$A$2:.$A$38])" office:value-type="float" office:value="18.0864802683071">
            <text:p>18,0864802683</text:p>
          </table:table-cell>
          <table:table-cell table:formula="of:=[.$H$4]+[.$I$4]*[.A35]" office:value-type="float" office:value="18.0864802683071">
            <text:p>18,09</text:p>
          </table:table-cell>
          <table:table-cell table:formula="of:=[.D35]^2" office:value-type="float" office:value="327.120768495862">
            <text:p>327,12</text:p>
          </table:table-cell>
          <table:table-cell table:number-columns-repeated="8"/>
        </table:table-row>
        <table:table-row table:style-name="ro1">
          <table:table-cell table:formula="of:=RAND()" office:value-type="float" office:value="0.251299193594605">
            <text:p>0,25</text:p>
          </table:table-cell>
          <table:table-cell table:formula="of:=[.$H$2]+[.$I$2]*[.A36]+RAND()*[.$J$2]" office:value-type="float" office:value="18.4514248153426">
            <text:p>18,45</text:p>
          </table:table-cell>
          <table:table-cell table:formula="of:=FORECAST([.A36];[.$B$2:.$B$38];[.$A$2:.$A$38])" office:value-type="float" office:value="19.6700393832914">
            <text:p>19,6700393833</text:p>
          </table:table-cell>
          <table:table-cell table:formula="of:=[.$H$4]+[.$I$4]*[.A36]" office:value-type="float" office:value="19.6700393832914">
            <text:p>19,67</text:p>
          </table:table-cell>
          <table:table-cell table:formula="of:=[.D36]^2" office:value-type="float" office:value="386.910449340235">
            <text:p>386,91</text:p>
          </table:table-cell>
          <table:table-cell table:number-columns-repeated="8"/>
        </table:table-row>
        <table:table-row table:style-name="ro1">
          <table:table-cell table:formula="of:=RAND()" office:value-type="float" office:value="0.884580959565938">
            <text:p>0,88</text:p>
          </table:table-cell>
          <table:table-cell table:formula="of:=[.$H$2]+[.$I$2]*[.A37]+RAND()*[.$J$2]" office:value-type="float" office:value="5.42993603533392">
            <text:p>5,43</text:p>
          </table:table-cell>
          <table:table-cell table:formula="of:=FORECAST([.A37];[.$B$2:.$B$38];[.$A$2:.$A$38])" office:value-type="float" office:value="7.40033410701483">
            <text:p>7,400334107</text:p>
          </table:table-cell>
          <table:table-cell table:formula="of:=[.$H$4]+[.$I$4]*[.A37]" office:value-type="float" office:value="7.40033410701483">
            <text:p>7,40</text:p>
          </table:table-cell>
          <table:table-cell table:formula="of:=[.D37]^2" office:value-type="float" office:value="54.764944895447">
            <text:p>54,76</text:p>
          </table:table-cell>
          <table:table-cell table:number-columns-repeated="8"/>
        </table:table-row>
        <table:table-row table:style-name="ro1">
          <table:table-cell table:formula="of:=RAND()" office:value-type="float" office:value="0.00234586582519114">
            <text:p>0,00</text:p>
          </table:table-cell>
          <table:table-cell table:formula="of:=[.$H$2]+[.$I$2]*[.A38]+RAND()*[.$J$2]" office:value-type="float" office:value="24.6716976240513">
            <text:p>24,67</text:p>
          </table:table-cell>
          <table:table-cell table:formula="of:=FORECAST([.A38];[.$B$2:.$B$38];[.$A$2:.$A$38])" office:value-type="float" office:value="24.4934594206484">
            <text:p>24,4934594206</text:p>
          </table:table-cell>
          <table:table-cell table:formula="of:=[.$H$4]+[.$I$4]*[.A38]" office:value-type="float" office:value="24.4934594206484">
            <text:p>24,49</text:p>
          </table:table-cell>
          <table:table-cell table:formula="of:=[.D38]^2" office:value-type="float" office:value="599.929554390952">
            <text:p>599,93</text:p>
          </table:table-cell>
          <table:table-cell table:number-columns-repeated="8"/>
        </table:table-row>
        <table:table-row table:style-name="ro1" table:number-rows-repeated="7"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1" table:number-rows-repeated="9">
          <table:table-cell table:style-name="Default"/>
          <table:table-cell table:style-name="ce2" table:number-columns-repeated="4"/>
          <table:table-cell/>
          <table:table-cell table:style-name="ce2" table:number-columns-repeated="7"/>
        </table:table-row>
        <table:table-row table:style-name="ro1">
          <table:table-cell table:style-name="Default"/>
          <table:table-cell table:style-name="ce2" table:number-columns-repeated="4"/>
          <table:table-cell/>
          <table:table-cell table:style-name="ce2" table:number-columns-repeated="7"/>
        </table:table-row>
      </table:table>
      <table:table table:name="Proj.Lin Multi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3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>
            <text:p>x1</text:p>
          </table:table-cell>
          <table:table-cell table:style-name="Default" office:value-type="string">
            <text:p>x2</text:p>
          </table:table-cell>
          <table:table-cell table:style-name="Default" office:value-type="string">
            <text:p>x3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h</text:p>
          </table:table-cell>
          <table:table-cell table:style-name="Default" office:value-type="string">
            <text:p>h^2</text:p>
          </table:table-cell>
          <table:table-cell/>
          <table:table-cell office:value-type="string">
            <text:p>t0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/>
          <table:table-cell office:value-type="string">
            <text:p>m</text:p>
          </table:table-cell>
          <table:table-cell office:value-type="string">
            <text:p>J</text:p>
          </table:table-cell>
        </table:table-row>
        <table:table-row table:style-name="ro1">
          <table:table-cell table:formula="of:=RAND()*10" office:value-type="float" office:value="1.6486667166464">
            <text:p>1,65</text:p>
          </table:table-cell>
          <table:table-cell table:formula="of:=[.A2]^2" office:value-type="float" office:value="2.71810194257763">
            <text:p>2,72</text:p>
          </table:table-cell>
          <table:table-cell table:formula="of:=[.A2]^3" office:value-type="float" office:value="4.48124420517967">
            <text:p>4,48</text:p>
          </table:table-cell>
          <table:table-cell table:formula="of:=[.$H$2]+[.$I$2]*[.A2]+[.$J$2]*[.B2]+[.$K$2]*[.C2]+RAND()" office:value-type="float" office:value="0.0483414993620084">
            <text:p>0,05</text:p>
          </table:table-cell>
          <table:table-cell table:formula="of:=[.$K$12]+[.$J$12]*[.A2]+[.$I$12]*[.B2]+[.$H$12]*[.C2]" office:value-type="float" office:value="0.488232412695358">
            <text:p>0,49</text:p>
          </table:table-cell>
          <table:table-cell table:formula="of:='h'^2" office:value-type="float" office:value="0.23837088880633">
            <text:p>0,24</text:p>
          </table:table-cell>
          <table:table-cell/>
          <table:table-cell table:formula="of:=RAND()-0.5" office:value-type="float" office:value="0.412513612536714">
            <text:p>0,4125136125</text:p>
          </table:table-cell>
          <table:table-cell table:formula="of:=RAND()-0.5" office:value-type="float" office:value="-0.0119826481677592">
            <text:p>-0,0119826482</text:p>
          </table:table-cell>
          <table:table-cell table:formula="of:=RAND()-0.5" office:value-type="float" office:value="0.260342290624976">
            <text:p>0,2603422906</text:p>
          </table:table-cell>
          <table:table-cell table:formula="of:=RAND()-0.5" office:value-type="float" office:value="-0.247397346887738">
            <text:p>-0,2473973469</text:p>
          </table:table-cell>
          <table:table-cell/>
          <table:table-cell table:formula="of:=COUNTIF([.D2:.D38];&quot;&lt;&gt;&quot;)" office:value-type="float" office:value="37">
            <text:p>37</text:p>
          </table:table-cell>
          <table:table-cell table:formula="of:=1/(2*'m')*SUM([.F2:.F38])" office:value-type="float" office:value="2932.39220249864">
            <text:p>2932,3922024987</text:p>
          </table:table-cell>
        </table:table-row>
        <table:table-row table:style-name="ro1">
          <table:table-cell table:formula="of:=RAND()*10" office:value-type="float" office:value="1.62639720365405">
            <text:p>1,63</text:p>
          </table:table-cell>
          <table:table-cell table:formula="of:=[.A3]^2" office:value-type="float" office:value="2.64516786405372">
            <text:p>2,65</text:p>
          </table:table-cell>
          <table:table-cell table:formula="of:=[.A3]^3" office:value-type="float" office:value="4.30209361729252">
            <text:p>4,30</text:p>
          </table:table-cell>
          <table:table-cell table:formula="of:=[.$H$2]+[.$I$2]*[.A3]+[.$J$2]*[.B3]+[.$K$2]*[.C3]+RAND()" office:value-type="float" office:value="0.169177472504083">
            <text:p>0,17</text:p>
          </table:table-cell>
          <table:table-cell table:formula="of:=[.$K$12]+[.$J$12]*[.A3]+[.$I$12]*[.B3]+[.$H$12]*[.C3]" office:value-type="float" office:value="0.516964791475122">
            <text:p>0,52</text:p>
          </table:table-cell>
          <table:table-cell table:formula="of:='h'^2" office:value-type="float" office:value="0.267252595624916">
            <text:p>0,27</text:p>
          </table:table-cell>
          <table:table-cell table:number-columns-repeated="8"/>
        </table:table-row>
        <table:table-row table:style-name="ro1">
          <table:table-cell table:formula="of:=RAND()*10" office:value-type="float" office:value="2.29955949122086">
            <text:p>2,30</text:p>
          </table:table-cell>
          <table:table-cell table:formula="of:=[.A4]^2" office:value-type="float" office:value="5.28797385366395">
            <text:p>5,29</text:p>
          </table:table-cell>
          <table:table-cell table:formula="of:=[.A4]^3" office:value-type="float" office:value="12.1600104645207">
            <text:p>12,16</text:p>
          </table:table-cell>
          <table:table-cell table:formula="of:=[.$H$2]+[.$I$2]*[.A4]+[.$J$2]*[.B4]+[.$K$2]*[.C4]+RAND()" office:value-type="float" office:value="-0.908601062454985">
            <text:p>-0,91</text:p>
          </table:table-cell>
          <table:table-cell table:formula="of:=[.$K$12]+[.$J$12]*[.A4]+[.$I$12]*[.B4]+[.$H$12]*[.C4]" office:value-type="float" office:value="-0.81771681113673">
            <text:p>-0,82</text:p>
          </table:table-cell>
          <table:table-cell table:formula="of:='h'^2" office:value-type="float" office:value="0.668660783215623">
            <text:p>0,67</text:p>
          </table:table-cell>
          <table:table-cell table:number-columns-repeated="8"/>
        </table:table-row>
        <table:table-row table:style-name="ro1">
          <table:table-cell table:formula="of:=RAND()*10" office:value-type="float" office:value="6.23077133670449">
            <text:p>6,23</text:p>
          </table:table-cell>
          <table:table-cell table:formula="of:=[.A5]^2" office:value-type="float" office:value="38.8225114502983">
            <text:p>38,82</text:p>
          </table:table-cell>
          <table:table-cell table:formula="of:=[.A5]^3" office:value-type="float" office:value="241.894191563401">
            <text:p>241,89</text:p>
          </table:table-cell>
          <table:table-cell table:formula="of:=[.$H$2]+[.$I$2]*[.A5]+[.$J$2]*[.B5]+[.$K$2]*[.C5]+RAND()" office:value-type="float" office:value="-48.5413113393678">
            <text:p>-48,54</text:p>
          </table:table-cell>
          <table:table-cell table:formula="of:=[.$K$12]+[.$J$12]*[.A5]+[.$I$12]*[.B5]+[.$H$12]*[.C5]" office:value-type="float" office:value="-48.8153999198675">
            <text:p>-48,82</text:p>
          </table:table-cell>
          <table:table-cell table:formula="of:='h'^2" office:value-type="float" office:value="2382.9432693366">
            <text:p>2382,94</text:p>
          </table:table-cell>
          <table:table-cell table:number-columns-repeated="8"/>
        </table:table-row>
        <table:table-row table:style-name="ro1">
          <table:table-cell table:formula="of:=RAND()*10" office:value-type="float" office:value="6.81894578039646">
            <text:p>6,82</text:p>
          </table:table-cell>
          <table:table-cell table:formula="of:=[.A6]^2" office:value-type="float" office:value="46.4980215559867">
            <text:p>46,50</text:p>
          </table:table-cell>
          <table:table-cell table:formula="of:=[.A6]^3" office:value-type="float" office:value="317.067487885979">
            <text:p>317,07</text:p>
          </table:table-cell>
          <table:table-cell table:formula="of:=[.$H$2]+[.$I$2]*[.A6]+[.$J$2]*[.B6]+[.$K$2]*[.C6]+RAND()" office:value-type="float" office:value="-65.8573166190626">
            <text:p>-65,86</text:p>
          </table:table-cell>
          <table:table-cell table:formula="of:=[.$K$12]+[.$J$12]*[.A6]+[.$I$12]*[.B6]+[.$H$12]*[.C6]" office:value-type="float" office:value="-65.3864549271171">
            <text:p>-65,39</text:p>
          </table:table-cell>
          <table:table-cell table:formula="of:='h'^2" office:value-type="float" office:value="4275.38848793592">
            <text:p>4275,39</text:p>
          </table:table-cell>
          <table:table-cell/>
          <table:table-cell table:number-matrix-columns-spanned="4" table:number-matrix-rows-spanned="5" table:formula="of:=LINEST([.D2:.D38];[.A2:.C38];1;1)" office:value-type="float" office:value="-0.252540637105126">
            <text:p>-0,2525406371</text:p>
          </table:table-cell>
          <table:table-cell office:value-type="float" office:value="0.343906850668517">
            <text:p>0,3439068507</text:p>
          </table:table-cell>
          <table:table-cell office:value-type="float" office:value="-0.384925545138737">
            <text:p>-0,3849255451</text:p>
          </table:table-cell>
          <table:table-cell office:value-type="float" office:value="1.31976873508444">
            <text:p>1,3197687351</text:p>
          </table:table-cell>
          <table:table-cell table:number-columns-repeated="3"/>
        </table:table-row>
        <table:table-row table:style-name="ro1">
          <table:table-cell table:formula="of:=RAND()*10" office:value-type="float" office:value="4.58428222453222">
            <text:p>4,58</text:p>
          </table:table-cell>
          <table:table-cell table:formula="of:=[.A7]^2" office:value-type="float" office:value="21.0156435141621">
            <text:p>21,02</text:p>
          </table:table-cell>
          <table:table-cell table:formula="of:=[.A7]^3" office:value-type="float" office:value="96.3416409990789">
            <text:p>96,34</text:p>
          </table:table-cell>
          <table:table-cell table:formula="of:=[.$H$2]+[.$I$2]*[.A7]+[.$J$2]*[.B7]+[.$K$2]*[.C7]+RAND()" office:value-type="float" office:value="-17.1413038705718">
            <text:p>-17,14</text:p>
          </table:table-cell>
          <table:table-cell table:formula="of:=[.$K$12]+[.$J$12]*[.A7]+[.$I$12]*[.B7]+[.$H$12]*[.C7]" office:value-type="float" office:value="-17.5475942211965">
            <text:p>-17,55</text:p>
          </table:table-cell>
          <table:table-cell table:formula="of:='h'^2" office:value-type="float" office:value="307.918062951767">
            <text:p>307,92</text:p>
          </table:table-cell>
          <table:table-cell/>
          <table:table-cell office:value-type="float" office:value="0.00271152872849687">
            <text:p>0,0027115287</text:p>
          </table:table-cell>
          <table:table-cell office:value-type="float" office:value="0.0421547056250416">
            <text:p>0,0421547056</text:p>
          </table:table-cell>
          <table:table-cell office:value-type="float" office:value="0.186938420709821">
            <text:p>0,1869384207</text:p>
          </table:table-cell>
          <table:table-cell office:value-type="float" office:value="0.23051797430245">
            <text:p>0,2305179743</text:p>
          </table:table-cell>
          <table:table-cell table:number-columns-repeated="3"/>
        </table:table-row>
        <table:table-row table:style-name="ro1">
          <table:table-cell table:formula="of:=RAND()*10" office:value-type="float" office:value="3.73952123802155">
            <text:p>3,74</text:p>
          </table:table-cell>
          <table:table-cell table:formula="of:=[.A8]^2" office:value-type="float" office:value="13.9840190896142">
            <text:p>13,98</text:p>
          </table:table-cell>
          <table:table-cell table:formula="of:=[.A8]^3" office:value-type="float" office:value="52.2935363785113">
            <text:p>52,29</text:p>
          </table:table-cell>
          <table:table-cell table:formula="of:=[.$H$2]+[.$I$2]*[.A8]+[.$J$2]*[.B8]+[.$K$2]*[.C8]+RAND()" office:value-type="float" office:value="-8.50433446343598">
            <text:p>-8,50</text:p>
          </table:table-cell>
          <table:table-cell table:formula="of:=[.$K$12]+[.$J$12]*[.A8]+[.$I$12]*[.B8]+[.$H$12]*[.C8]" office:value-type="float" office:value="-8.51671154473057">
            <text:p>-8,52</text:p>
          </table:table-cell>
          <table:table-cell table:formula="of:='h'^2" office:value-type="float" office:value="72.534375536147">
            <text:p>72,53</text:p>
          </table:table-cell>
          <table:table-cell/>
          <table:table-cell office:value-type="float" office:value="0.999977203738287">
            <text:p>0,9999772037</text:p>
          </table:table-cell>
          <table:table-cell office:value-type="float" office:value="0.307992085043607">
            <text:p>0,307992085</text:p>
          </table:table-cell>
          <table:table-cell office:value-type="string" office:string-value="#N/A">
            <text:p>#N/A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1">
          <table:table-cell table:formula="of:=RAND()*10" office:value-type="float" office:value="6.97620146209374">
            <text:p>6,98</text:p>
          </table:table-cell>
          <table:table-cell table:formula="of:=[.A9]^2" office:value-type="float" office:value="48.6673868397188">
            <text:p>48,67</text:p>
          </table:table-cell>
          <table:table-cell table:formula="of:=[.A9]^3" office:value-type="float" office:value="339.513495227528">
            <text:p>339,51</text:p>
          </table:table-cell>
          <table:table-cell table:formula="of:=[.$H$2]+[.$I$2]*[.A9]+[.$J$2]*[.B9]+[.$K$2]*[.C9]+RAND()" office:value-type="float" office:value="-70.0326260347254">
            <text:p>-70,03</text:p>
          </table:table-cell>
          <table:table-cell table:formula="of:=[.$K$12]+[.$J$12]*[.A9]+[.$I$12]*[.B9]+[.$H$12]*[.C9]" office:value-type="float" office:value="-70.3694560679438">
            <text:p>-70,37</text:p>
          </table:table-cell>
          <table:table-cell table:formula="of:='h'^2" office:value-type="float" office:value="4951.86034729827">
            <text:p>4951,86</text:p>
          </table:table-cell>
          <table:table-cell/>
          <table:table-cell office:value-type="float" office:value="482524.256800059">
            <text:p>482524,256800059</text:p>
          </table:table-cell>
          <table:table-cell office:value-type="float" office:value="33">
            <text:p>33</text:p>
          </table:table-cell>
          <table:table-cell office:value-type="string" office:string-value="#N/A">
            <text:p>#N/A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1">
          <table:table-cell table:formula="of:=RAND()*10" office:value-type="float" office:value="2.24089301424101">
            <text:p>2,24</text:p>
          </table:table-cell>
          <table:table-cell table:formula="of:=[.A10]^2" office:value-type="float" office:value="5.02160150127416">
            <text:p>5,02</text:p>
          </table:table-cell>
          <table:table-cell table:formula="of:=[.A10]^3" office:value-type="float" office:value="11.2528717245074">
            <text:p>11,25</text:p>
          </table:table-cell>
          <table:table-cell table:formula="of:=[.$H$2]+[.$I$2]*[.A10]+[.$J$2]*[.B10]+[.$K$2]*[.C10]+RAND()" office:value-type="float" office:value="-0.747059254248031">
            <text:p>-0,75</text:p>
          </table:table-cell>
          <table:table-cell table:formula="of:=[.$K$12]+[.$J$12]*[.A10]+[.$I$12]*[.B10]+[.$H$12]*[.C10]" office:value-type="float" office:value="-0.657652466973739">
            <text:p>-0,66</text:p>
          </table:table-cell>
          <table:table-cell table:formula="of:='h'^2" office:value-type="float" office:value="0.432506767316644">
            <text:p>0,43</text:p>
          </table:table-cell>
          <table:table-cell/>
          <table:table-cell office:value-type="float" office:value="137315.48557711">
            <text:p>137315,48557711</text:p>
          </table:table-cell>
          <table:table-cell office:value-type="float" office:value="3.13035110683378">
            <text:p>3,1303511068</text:p>
          </table:table-cell>
          <table:table-cell office:value-type="string" office:string-value="#N/A">
            <text:p>#N/A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1">
          <table:table-cell table:formula="of:=RAND()*10" office:value-type="float" office:value="5.76918303500861">
            <text:p>5,77</text:p>
          </table:table-cell>
          <table:table-cell table:formula="of:=[.A11]^2" office:value-type="float" office:value="33.2834728914311">
            <text:p>33,28</text:p>
          </table:table-cell>
          <table:table-cell table:formula="of:=[.A11]^3" office:value-type="float" office:value="192.018447151414">
            <text:p>192,02</text:p>
          </table:table-cell>
          <table:table-cell table:formula="of:=[.$H$2]+[.$I$2]*[.A11]+[.$J$2]*[.B11]+[.$K$2]*[.C11]+RAND()" office:value-type="float" office:value="-37.7048274652">
            <text:p>-37,70</text:p>
          </table:table-cell>
          <table:table-cell table:formula="of:=[.$K$12]+[.$J$12]*[.A11]+[.$I$12]*[.B11]+[.$H$12]*[.C11]" office:value-type="float" office:value="-37.9469838278234">
            <text:p>-37,95</text:p>
          </table:table-cell>
          <table:table-cell table:formula="of:='h'^2" office:value-type="float" office:value="1439.97358162909">
            <text:p>1439,97</text:p>
          </table:table-cell>
          <table:table-cell/>
          <table:table-cell office:value-type="string">
            <text:p>t3</text:p>
          </table:table-cell>
          <table:table-cell office:value-type="string">
            <text:p>t2</text:p>
          </table:table-cell>
          <table:table-cell office:value-type="string">
            <text:p>t1</text:p>
          </table:table-cell>
          <table:table-cell office:value-type="string">
            <text:p>t0</text:p>
          </table:table-cell>
          <table:table-cell table:number-columns-repeated="3"/>
        </table:table-row>
        <table:table-row table:style-name="ro1">
          <table:table-cell table:formula="of:=RAND()*10" office:value-type="float" office:value="6.74334482522681">
            <text:p>6,74</text:p>
          </table:table-cell>
          <table:table-cell table:formula="of:=[.A12]^2" office:value-type="float" office:value="45.4726994319132">
            <text:p>45,47</text:p>
          </table:table-cell>
          <table:table-cell table:formula="of:=[.A12]^3" office:value-type="float" office:value="306.638092403286">
            <text:p>306,64</text:p>
          </table:table-cell>
          <table:table-cell table:formula="of:=[.$H$2]+[.$I$2]*[.A12]+[.$J$2]*[.B12]+[.$K$2]*[.C12]+RAND()" office:value-type="float" office:value="-63.143888409302">
            <text:p>-63,14</text:p>
          </table:table-cell>
          <table:table-cell table:formula="of:=[.$K$12]+[.$J$12]*[.A12]+[.$I$12]*[.B12]+[.$H$12]*[.C12]" office:value-type="float" office:value="-63.0761233110257">
            <text:p>-63,08</text:p>
          </table:table-cell>
          <table:table-cell table:formula="of:='h'^2" office:value-type="float" office:value="3978.59733194772">
            <text:p>3978,60</text:p>
          </table:table-cell>
          <table:table-cell/>
          <table:table-cell table:number-matrix-columns-spanned="4" table:number-matrix-rows-spanned="1" table:formula="of:=LINEST([.D2:.D38];[.A2:.C38];1;0)" office:value-type="float" office:value="-0.252540637105126">
            <text:p>-0,2525406371</text:p>
          </table:table-cell>
          <table:table-cell office:value-type="float" office:value="0.343906850668517">
            <text:p>0,3439068507</text:p>
          </table:table-cell>
          <table:table-cell office:value-type="float" office:value="-0.384925545138737">
            <text:p>-0,3849255451</text:p>
          </table:table-cell>
          <table:table-cell office:value-type="float" office:value="1.31976873508444">
            <text:p>1,3197687351</text:p>
          </table:table-cell>
          <table:table-cell table:number-columns-repeated="3"/>
        </table:table-row>
        <table:table-row table:style-name="ro1">
          <table:table-cell table:formula="of:=RAND()*10" office:value-type="float" office:value="5.79669662984088">
            <text:p>5,80</text:p>
          </table:table-cell>
          <table:table-cell table:formula="of:=[.A13]^2" office:value-type="float" office:value="33.6016918184086">
            <text:p>33,60</text:p>
          </table:table-cell>
          <table:table-cell table:formula="of:=[.A13]^3" office:value-type="float" office:value="194.778813720721">
            <text:p>194,78</text:p>
          </table:table-cell>
          <table:table-cell table:formula="of:=[.$H$2]+[.$I$2]*[.A13]+[.$J$2]*[.B13]+[.$K$2]*[.C13]+RAND()" office:value-type="float" office:value="-38.4063228283556">
            <text:p>-38,41</text:p>
          </table:table-cell>
          <table:table-cell table:formula="of:=[.$K$12]+[.$J$12]*[.A13]+[.$I$12]*[.B13]+[.$H$12]*[.C13]" office:value-type="float" office:value="-38.5452415763696">
            <text:p>-38,55</text:p>
          </table:table-cell>
          <table:table-cell table:formula="of:='h'^2" office:value-type="float" office:value="1485.73564818069">
            <text:p>1485,74</text:p>
          </table:table-cell>
          <table:table-cell table:number-columns-repeated="8"/>
        </table:table-row>
        <table:table-row table:style-name="ro1">
          <table:table-cell table:formula="of:=RAND()*10" office:value-type="float" office:value="2.46109312167391">
            <text:p>2,46</text:p>
          </table:table-cell>
          <table:table-cell table:formula="of:=[.A14]^2" office:value-type="float" office:value="6.05697935355064">
            <text:p>6,06</text:p>
          </table:table-cell>
          <table:table-cell table:formula="of:=[.A14]^3" office:value-type="float" office:value="14.9067902251444">
            <text:p>14,91</text:p>
          </table:table-cell>
          <table:table-cell table:formula="of:=[.$H$2]+[.$I$2]*[.A14]+[.$J$2]*[.B14]+[.$K$2]*[.C14]+RAND()" office:value-type="float" office:value="-1.22766566507197">
            <text:p>-1,23</text:p>
          </table:table-cell>
          <table:table-cell table:formula="of:=[.$K$12]+[.$J$12]*[.A14]+[.$I$12]*[.B14]+[.$H$12]*[.C14]" office:value-type="float" office:value="-1.30910248301968">
            <text:p>-1,31</text:p>
          </table:table-cell>
          <table:table-cell table:formula="of:='h'^2" office:value-type="float" office:value="1.71374931104829">
            <text:p>1,71</text:p>
          </table:table-cell>
          <table:table-cell/>
          <table:table-cell table:formula="of:=[.K2]-[.K12]" office:value-type="float" office:value="-1.56716608197218">
            <text:p>-1,567166082</text:p>
          </table:table-cell>
          <table:table-cell table:number-columns-repeated="6"/>
        </table:table-row>
        <table:table-row table:style-name="ro1">
          <table:table-cell table:formula="of:=RAND()*10" office:value-type="float" office:value="4.8214042535983">
            <text:p>4,82</text:p>
          </table:table-cell>
          <table:table-cell table:formula="of:=[.A15]^2" office:value-type="float" office:value="23.2459389766158">
            <text:p>23,25</text:p>
          </table:table-cell>
          <table:table-cell table:formula="of:=[.A15]^3" office:value-type="float" office:value="112.078069060742">
            <text:p>112,08</text:p>
          </table:table-cell>
          <table:table-cell table:formula="of:=[.$H$2]+[.$I$2]*[.A15]+[.$J$2]*[.B15]+[.$K$2]*[.C15]+RAND()" office:value-type="float" office:value="-21.1624144525932">
            <text:p>-21,16</text:p>
          </table:table-cell>
          <table:table-cell table:formula="of:=[.$K$12]+[.$J$12]*[.A15]+[.$I$12]*[.B15]+[.$H$12]*[.C15]" office:value-type="float" office:value="-20.8459422273978">
            <text:p>-20,85</text:p>
          </table:table-cell>
          <table:table-cell table:formula="of:='h'^2" office:value-type="float" office:value="434.553307348006">
            <text:p>434,55</text:p>
          </table:table-cell>
          <table:table-cell/>
          <table:table-cell table:formula="of:=[.J12]-[.J2]" office:value-type="float" office:value="-0.645267835763713">
            <text:p>-0,6452678358</text:p>
          </table:table-cell>
          <table:table-cell table:number-columns-repeated="6"/>
        </table:table-row>
        <table:table-row table:style-name="ro1">
          <table:table-cell table:formula="of:=RAND()*10" office:value-type="float" office:value="8.76540004042909">
            <text:p>8,77</text:p>
          </table:table-cell>
          <table:table-cell table:formula="of:=[.A16]^2" office:value-type="float" office:value="76.8322378687542">
            <text:p>76,83</text:p>
          </table:table-cell>
          <table:table-cell table:formula="of:=[.A16]^3" office:value-type="float" office:value="673.465300921035">
            <text:p>673,47</text:p>
          </table:table-cell>
          <table:table-cell table:formula="of:=[.$H$2]+[.$I$2]*[.A16]+[.$J$2]*[.B16]+[.$K$2]*[.C16]+RAND()" office:value-type="float" office:value="-146.245794042639">
            <text:p>-146,25</text:p>
          </table:table-cell>
          <table:table-cell table:formula="of:=[.$K$12]+[.$J$12]*[.A16]+[.$I$12]*[.B16]+[.$H$12]*[.C16]" office:value-type="float" office:value="-145.708480861373">
            <text:p>-145,71</text:p>
          </table:table-cell>
          <table:table-cell table:formula="of:='h'^2" office:value-type="float" office:value="21230.9613949291">
            <text:p>21230,96</text:p>
          </table:table-cell>
          <table:table-cell/>
          <table:table-cell table:formula="of:=[.I12]-[.I2]" office:value-type="float" office:value="0.355889498836276">
            <text:p>0,3558894988</text:p>
          </table:table-cell>
          <table:table-cell table:number-columns-repeated="6"/>
        </table:table-row>
        <table:table-row table:style-name="ro1">
          <table:table-cell table:formula="of:=RAND()*10" office:value-type="float" office:value="5.23421743419021">
            <text:p>5,23</text:p>
          </table:table-cell>
          <table:table-cell table:formula="of:=[.A17]^2" office:value-type="float" office:value="27.3970321483808">
            <text:p>27,40</text:p>
          </table:table-cell>
          <table:table-cell table:formula="of:=[.A17]^3" office:value-type="float" office:value="143.402023316124">
            <text:p>143,40</text:p>
          </table:table-cell>
          <table:table-cell table:formula="of:=[.$H$2]+[.$I$2]*[.A17]+[.$J$2]*[.B17]+[.$K$2]*[.C17]+RAND()" office:value-type="float" office:value="-27.9367983185532">
            <text:p>-27,94</text:p>
          </table:table-cell>
          <table:table-cell table:formula="of:=[.$K$12]+[.$J$12]*[.A17]+[.$I$12]*[.B17]+[.$H$12]*[.C17]" office:value-type="float" office:value="-27.4878265507504">
            <text:p>-27,49</text:p>
          </table:table-cell>
          <table:table-cell table:formula="of:='h'^2" office:value-type="float" office:value="755.580608484139">
            <text:p>755,58</text:p>
          </table:table-cell>
          <table:table-cell/>
          <table:table-cell table:formula="of:=[.H12]-[.H2]" office:value-type="float" office:value="-0.66505424964184">
            <text:p>-0,6650542496</text:p>
          </table:table-cell>
          <table:table-cell table:number-columns-repeated="6"/>
        </table:table-row>
        <table:table-row table:style-name="ro1">
          <table:table-cell table:formula="of:=RAND()*10" office:value-type="float" office:value="0.587635685224086">
            <text:p>0,59</text:p>
          </table:table-cell>
          <table:table-cell table:formula="of:=[.A18]^2" office:value-type="float" office:value="0.345315698548781">
            <text:p>0,35</text:p>
          </table:table-cell>
          <table:table-cell table:formula="of:=[.A18]^3" office:value-type="float" office:value="0.202919827135347">
            <text:p>0,20</text:p>
          </table:table-cell>
          <table:table-cell table:formula="of:=[.$H$2]+[.$I$2]*[.A18]+[.$J$2]*[.B18]+[.$K$2]*[.C18]+RAND()" office:value-type="float" office:value="1.32826006016103">
            <text:p>1,33</text:p>
          </table:table-cell>
          <table:table-cell table:formula="of:=[.$K$12]+[.$J$12]*[.A18]+[.$I$12]*[.B18]+[.$H$12]*[.C18]" office:value-type="float" office:value="1.16108368055488">
            <text:p>1,16</text:p>
          </table:table-cell>
          <table:table-cell table:formula="of:='h'^2" office:value-type="float" office:value="1.34811531325086">
            <text:p>1,35</text:p>
          </table:table-cell>
          <table:table-cell table:number-columns-repeated="8"/>
        </table:table-row>
        <table:table-row table:style-name="ro1">
          <table:table-cell table:formula="of:=RAND()*10" office:value-type="float" office:value="9.8941764049232">
            <text:p>9,89</text:p>
          </table:table-cell>
          <table:table-cell table:formula="of:=[.A19]^2" office:value-type="float" office:value="97.894726731739">
            <text:p>97,89</text:p>
          </table:table-cell>
          <table:table-cell table:formula="of:=[.A19]^3" office:value-type="float" office:value="968.587695395576">
            <text:p>968,59</text:p>
          </table:table-cell>
          <table:table-cell table:formula="of:=[.$H$2]+[.$I$2]*[.A19]+[.$J$2]*[.B19]+[.$K$2]*[.C19]+RAND()" office:value-type="float" office:value="-213.447471072266">
            <text:p>-213,45</text:p>
          </table:table-cell>
          <table:table-cell table:formula="of:=[.$K$12]+[.$J$12]*[.A19]+[.$I$12]*[.B19]+[.$H$12]*[.C19]" office:value-type="float" office:value="-213.429839031297">
            <text:p>-213,43</text:p>
          </table:table-cell>
          <table:table-cell table:formula="of:='h'^2" office:value-type="float" office:value="45552.2961889253">
            <text:p>45552,30</text:p>
          </table:table-cell>
          <table:table-cell table:number-columns-repeated="8"/>
        </table:table-row>
        <table:table-row table:style-name="ro1">
          <table:table-cell table:formula="of:=RAND()*10" office:value-type="float" office:value="3.08999008964747">
            <text:p>3,09</text:p>
          </table:table-cell>
          <table:table-cell table:formula="of:=[.A20]^2" office:value-type="float" office:value="9.54803875411959">
            <text:p>9,55</text:p>
          </table:table-cell>
          <table:table-cell table:formula="of:=[.A20]^3" office:value-type="float" office:value="29.5033451257995">
            <text:p>29,50</text:p>
          </table:table-cell>
          <table:table-cell table:formula="of:=[.$H$2]+[.$I$2]*[.A20]+[.$J$2]*[.B20]+[.$K$2]*[.C20]+RAND()" office:value-type="float" office:value="-4.08034912116032">
            <text:p>-4,08</text:p>
          </table:table-cell>
          <table:table-cell table:formula="of:=[.$K$12]+[.$J$12]*[.A20]+[.$I$12]*[.B20]+[.$H$12]*[.C20]" office:value-type="float" office:value="-4.03680502145802">
            <text:p>-4,04</text:p>
          </table:table-cell>
          <table:table-cell table:formula="of:='h'^2" office:value-type="float" office:value="16.2957947812687">
            <text:p>16,30</text:p>
          </table:table-cell>
          <table:table-cell table:number-columns-repeated="8"/>
        </table:table-row>
        <table:table-row table:style-name="ro1">
          <table:table-cell table:formula="of:=RAND()*10" office:value-type="float" office:value="0.326294959522784">
            <text:p>0,33</text:p>
          </table:table-cell>
          <table:table-cell table:formula="of:=[.A21]^2" office:value-type="float" office:value="0.106468400609975">
            <text:p>0,11</text:p>
          </table:table-cell>
          <table:table-cell table:formula="of:=[.A21]^3" office:value-type="float" office:value="0.0347401024674873">
            <text:p>0,03</text:p>
          </table:table-cell>
          <table:table-cell table:formula="of:=[.$H$2]+[.$I$2]*[.A21]+[.$J$2]*[.B21]+[.$K$2]*[.C21]+RAND()" office:value-type="float" office:value="1.36587011081356">
            <text:p>1,37</text:p>
          </table:table-cell>
          <table:table-cell table:formula="of:=[.$K$12]+[.$J$12]*[.A21]+[.$I$12]*[.B21]+[.$H$12]*[.C21]" office:value-type="float" office:value="1.22201139465337">
            <text:p>1,22</text:p>
          </table:table-cell>
          <table:table-cell table:formula="of:='h'^2" office:value-type="float" office:value="1.49331184866267">
            <text:p>1,49</text:p>
          </table:table-cell>
          <table:table-cell table:number-columns-repeated="8"/>
        </table:table-row>
        <table:table-row table:style-name="ro1">
          <table:table-cell table:formula="of:=RAND()*10" office:value-type="float" office:value="8.52109787985683">
            <text:p>8,52</text:p>
          </table:table-cell>
          <table:table-cell table:formula="of:=[.A22]^2" office:value-type="float" office:value="72.6091090781005">
            <text:p>72,61</text:p>
          </table:table-cell>
          <table:table-cell table:formula="of:=[.A22]^3" office:value-type="float" office:value="618.709325423695">
            <text:p>618,71</text:p>
          </table:table-cell>
          <table:table-cell table:formula="of:=[.$H$2]+[.$I$2]*[.A22]+[.$J$2]*[.B22]+[.$K$2]*[.C22]+RAND()" office:value-type="float" office:value="-132.954573562817">
            <text:p>-132,95</text:p>
          </table:table-cell>
          <table:table-cell table:formula="of:=[.$K$12]+[.$J$12]*[.A22]+[.$I$12]*[.B22]+[.$H$12]*[.C22]" office:value-type="float" office:value="-133.238696703987">
            <text:p>-133,24</text:p>
          </table:table-cell>
          <table:table-cell table:formula="of:='h'^2" office:value-type="float" office:value="17752.5502993769">
            <text:p>17752,55</text:p>
          </table:table-cell>
          <table:table-cell table:number-columns-repeated="8"/>
        </table:table-row>
        <table:table-row table:style-name="ro1">
          <table:table-cell table:formula="of:=RAND()*10" office:value-type="float" office:value="4.69326713122427">
            <text:p>4,69</text:p>
          </table:table-cell>
          <table:table-cell table:formula="of:=[.A23]^2" office:value-type="float" office:value="22.0267563650301">
            <text:p>22,03</text:p>
          </table:table-cell>
          <table:table-cell table:formula="of:=[.A23]^3" office:value-type="float" office:value="103.377451655481">
            <text:p>103,38</text:p>
          </table:table-cell>
          <table:table-cell table:formula="of:=[.$H$2]+[.$I$2]*[.A23]+[.$J$2]*[.B23]+[.$K$2]*[.C23]+RAND()" office:value-type="float" office:value="-18.5305088608514">
            <text:p>-18,53</text:p>
          </table:table-cell>
          <table:table-cell table:formula="of:=[.$K$12]+[.$J$12]*[.A23]+[.$I$12]*[.B23]+[.$H$12]*[.C23]" office:value-type="float" office:value="-19.0186447653231">
            <text:p>-19,02</text:p>
          </table:table-cell>
          <table:table-cell table:formula="of:='h'^2" office:value-type="float" office:value="361.708848709553">
            <text:p>361,71</text:p>
          </table:table-cell>
          <table:table-cell table:number-columns-repeated="8"/>
        </table:table-row>
        <table:table-row table:style-name="ro1">
          <table:table-cell table:formula="of:=RAND()*10" office:value-type="float" office:value="1.98028654092923">
            <text:p>1,98</text:p>
          </table:table-cell>
          <table:table-cell table:formula="of:=[.A24]^2" office:value-type="float" office:value="3.92153478418545">
            <text:p>3,92</text:p>
          </table:table-cell>
          <table:table-cell table:formula="of:=[.A24]^3" office:value-type="float" office:value="7.76576255290825">
            <text:p>7,77</text:p>
          </table:table-cell>
          <table:table-cell table:formula="of:=[.$H$2]+[.$I$2]*[.A24]+[.$J$2]*[.B24]+[.$K$2]*[.C24]+RAND()" office:value-type="float" office:value="0.162748164156702">
            <text:p>0,16</text:p>
          </table:table-cell>
          <table:table-cell table:formula="of:=[.$K$12]+[.$J$12]*[.A24]+[.$I$12]*[.B24]+[.$H$12]*[.C24]" office:value-type="float" office:value="-0.0550220865159632">
            <text:p>-0,06</text:p>
          </table:table-cell>
          <table:table-cell table:formula="of:='h'^2" office:value-type="float" office:value="0.00302743000457014">
            <text:p>0,00</text:p>
          </table:table-cell>
          <table:table-cell table:number-columns-repeated="8"/>
        </table:table-row>
        <table:table-row table:style-name="ro1">
          <table:table-cell table:formula="of:=RAND()*10" office:value-type="float" office:value="9.65141421649605">
            <text:p>9,65</text:p>
          </table:table-cell>
          <table:table-cell table:formula="of:=[.A25]^2" office:value-type="float" office:value="93.1497963783821">
            <text:p>93,15</text:p>
          </table:table-cell>
          <table:table-cell table:formula="of:=[.A25]^3" office:value-type="float" office:value="899.027269030029">
            <text:p>899,03</text:p>
          </table:table-cell>
          <table:table-cell table:formula="of:=[.$H$2]+[.$I$2]*[.A25]+[.$J$2]*[.B25]+[.$K$2]*[.C25]+RAND()" office:value-type="float" office:value="-197.369480654532">
            <text:p>-197,37</text:p>
          </table:table-cell>
          <table:table-cell table:formula="of:=[.$K$12]+[.$J$12]*[.A25]+[.$I$12]*[.B25]+[.$H$12]*[.C25]" office:value-type="float" office:value="-197.401373326382">
            <text:p>-197,40</text:p>
          </table:table-cell>
          <table:table-cell table:formula="of:='h'^2" office:value-type="float" office:value="38967.3021911418">
            <text:p>38967,30</text:p>
          </table:table-cell>
          <table:table-cell table:number-columns-repeated="8"/>
        </table:table-row>
        <table:table-row table:style-name="ro1">
          <table:table-cell table:formula="of:=RAND()*10" office:value-type="float" office:value="2.14793676743284">
            <text:p>2,15</text:p>
          </table:table-cell>
          <table:table-cell table:formula="of:=[.A26]^2" office:value-type="float" office:value="4.61363235688983">
            <text:p>4,61</text:p>
          </table:table-cell>
          <table:table-cell table:formula="of:=[.A26]^3" office:value-type="float" office:value="9.9097905707815">
            <text:p>9,91</text:p>
          </table:table-cell>
          <table:table-cell table:formula="of:=[.$H$2]+[.$I$2]*[.A26]+[.$J$2]*[.B26]+[.$K$2]*[.C26]+RAND()" office:value-type="float" office:value="-0.539117207760344">
            <text:p>-0,54</text:p>
          </table:table-cell>
          <table:table-cell table:formula="of:=[.$K$12]+[.$J$12]*[.A26]+[.$I$12]*[.B26]+[.$H$12]*[.C26]" office:value-type="float" office:value="-0.42299204636636">
            <text:p>-0,42</text:p>
          </table:table-cell>
          <table:table-cell table:formula="of:='h'^2" office:value-type="float" office:value="0.178922271289201">
            <text:p>0,18</text:p>
          </table:table-cell>
          <table:table-cell table:number-columns-repeated="8"/>
        </table:table-row>
        <table:table-row table:style-name="ro1">
          <table:table-cell table:formula="of:=RAND()*10" office:value-type="float" office:value="7.0943442825228">
            <text:p>7,09</text:p>
          </table:table-cell>
          <table:table-cell table:formula="of:=[.A27]^2" office:value-type="float" office:value="50.3297207989639">
            <text:p>50,33</text:p>
          </table:table-cell>
          <table:table-cell table:formula="of:=[.A27]^3" office:value-type="float" office:value="357.056366991098">
            <text:p>357,06</text:p>
          </table:table-cell>
          <table:table-cell table:formula="of:=[.$H$2]+[.$I$2]*[.A27]+[.$J$2]*[.B27]+[.$K$2]*[.C27]+RAND()" office:value-type="float" office:value="-74.2639892323258">
            <text:p>-74,26</text:p>
          </table:table-cell>
          <table:table-cell table:formula="of:=[.$K$12]+[.$J$12]*[.A27]+[.$I$12]*[.B27]+[.$H$12]*[.C27]" office:value-type="float" office:value="-74.2735322326439">
            <text:p>-74,27</text:p>
          </table:table-cell>
          <table:table-cell table:formula="of:='h'^2" office:value-type="float" office:value="5516.55759031359">
            <text:p>5516,56</text:p>
          </table:table-cell>
          <table:table-cell table:number-columns-repeated="8"/>
        </table:table-row>
        <table:table-row table:style-name="ro1">
          <table:table-cell table:formula="of:=RAND()*10" office:value-type="float" office:value="6.41045928699896">
            <text:p>6,41</text:p>
          </table:table-cell>
          <table:table-cell table:formula="of:=[.A28]^2" office:value-type="float" office:value="41.0939882702712">
            <text:p>41,09</text:p>
          </table:table-cell>
          <table:table-cell table:formula="of:=[.A28]^3" office:value-type="float" office:value="263.431338746986">
            <text:p>263,43</text:p>
          </table:table-cell>
          <table:table-cell table:formula="of:=[.$H$2]+[.$I$2]*[.A28]+[.$J$2]*[.B28]+[.$K$2]*[.C28]+RAND()" office:value-type="float" office:value="-53.4294075019801">
            <text:p>-53,43</text:p>
          </table:table-cell>
          <table:table-cell table:formula="of:=[.$K$12]+[.$J$12]*[.A28]+[.$I$12]*[.B28]+[.$H$12]*[.C28]" office:value-type="float" office:value="-53.5423948337356">
            <text:p>-53,54</text:p>
          </table:table-cell>
          <table:table-cell table:formula="of:='h'^2" office:value-type="float" office:value="2866.78804453164">
            <text:p>2866,79</text:p>
          </table:table-cell>
          <table:table-cell table:number-columns-repeated="8"/>
        </table:table-row>
        <table:table-row table:style-name="ro1">
          <table:table-cell table:formula="of:=RAND()*10" office:value-type="float" office:value="3.2324532745406">
            <text:p>3,23</text:p>
          </table:table-cell>
          <table:table-cell table:formula="of:=[.A29]^2" office:value-type="float" office:value="10.4487541720883">
            <text:p>10,45</text:p>
          </table:table-cell>
          <table:table-cell table:formula="of:=[.A29]^3" office:value-type="float" office:value="33.7751096384365">
            <text:p>33,78</text:p>
          </table:table-cell>
          <table:table-cell table:formula="of:=[.$H$2]+[.$I$2]*[.A29]+[.$J$2]*[.B29]+[.$K$2]*[.C29]+RAND()" office:value-type="float" office:value="-4.46288734095841">
            <text:p>-4,46</text:p>
          </table:table-cell>
          <table:table-cell table:formula="of:=[.$K$12]+[.$J$12]*[.A29]+[.$I$12]*[.B29]+[.$H$12]*[.C29]" office:value-type="float" office:value="-4.86067466940744">
            <text:p>-4,86</text:p>
          </table:table-cell>
          <table:table-cell table:formula="of:='h'^2" office:value-type="float" office:value="23.6261582418191">
            <text:p>23,63</text:p>
          </table:table-cell>
          <table:table-cell table:number-columns-repeated="8"/>
        </table:table-row>
        <table:table-row table:style-name="ro1">
          <table:table-cell table:formula="of:=RAND()*10" office:value-type="float" office:value="3.03743790835142">
            <text:p>3,04</text:p>
          </table:table-cell>
          <table:table-cell table:formula="of:=[.A30]^2" office:value-type="float" office:value="9.22602904709026">
            <text:p>9,23</text:p>
          </table:table-cell>
          <table:table-cell table:formula="of:=[.A30]^3" office:value-type="float" office:value="28.0234903711833">
            <text:p>28,02</text:p>
          </table:table-cell>
          <table:table-cell table:formula="of:=[.$H$2]+[.$I$2]*[.A30]+[.$J$2]*[.B30]+[.$K$2]*[.C30]+RAND()" office:value-type="float" office:value="-3.49992955452932">
            <text:p>-3,50</text:p>
          </table:table-cell>
          <table:table-cell table:formula="of:=[.$K$12]+[.$J$12]*[.A30]+[.$I$12]*[.B30]+[.$H$12]*[.C30]" office:value-type="float" office:value="-3.75359422609972">
            <text:p>-3,75</text:p>
          </table:table-cell>
          <table:table-cell table:formula="of:='h'^2" office:value-type="float" office:value="14.0894696142092">
            <text:p>14,09</text:p>
          </table:table-cell>
          <table:table-cell table:number-columns-repeated="8"/>
        </table:table-row>
        <table:table-row table:style-name="ro1">
          <table:table-cell table:formula="of:=RAND()*10" office:value-type="float" office:value="6.72192918369547">
            <text:p>6,72</text:p>
          </table:table-cell>
          <table:table-cell table:formula="of:=[.A31]^2" office:value-type="float" office:value="45.1843319506168">
            <text:p>45,18</text:p>
          </table:table-cell>
          <table:table-cell table:formula="of:=[.A31]^3" office:value-type="float" office:value="303.725879584634">
            <text:p>303,73</text:p>
          </table:table-cell>
          <table:table-cell table:formula="of:=[.$H$2]+[.$I$2]*[.A31]+[.$J$2]*[.B31]+[.$K$2]*[.C31]+RAND()" office:value-type="float" office:value="-62.7432858717093">
            <text:p>-62,74</text:p>
          </table:table-cell>
          <table:table-cell table:formula="of:=[.$K$12]+[.$J$12]*[.A31]+[.$I$12]*[.B31]+[.$H$12]*[.C31]" office:value-type="float" office:value="-62.4315993552545">
            <text:p>-62,43</text:p>
          </table:table-cell>
          <table:table-cell table:formula="of:='h'^2" office:value-type="float" office:value="3897.70459805502">
            <text:p>3897,70</text:p>
          </table:table-cell>
          <table:table-cell table:number-columns-repeated="8"/>
        </table:table-row>
        <table:table-row table:style-name="ro1">
          <table:table-cell table:formula="of:=RAND()*10" office:value-type="float" office:value="4.09202706767246">
            <text:p>4,09</text:p>
          </table:table-cell>
          <table:table-cell table:formula="of:=[.A32]^2" office:value-type="float" office:value="16.7446855225641">
            <text:p>16,74</text:p>
          </table:table-cell>
          <table:table-cell table:formula="of:=[.A32]^3" office:value-type="float" office:value="68.5197063979954">
            <text:p>68,52</text:p>
          </table:table-cell>
          <table:table-cell table:formula="of:=[.$H$2]+[.$I$2]*[.A32]+[.$J$2]*[.B32]+[.$K$2]*[.C32]+RAND()" office:value-type="float" office:value="-12.2136912748233">
            <text:p>-12,21</text:p>
          </table:table-cell>
          <table:table-cell table:formula="of:=[.$K$12]+[.$J$12]*[.A32]+[.$I$12]*[.B32]+[.$H$12]*[.C32]" office:value-type="float" office:value="-11.8007552591681">
            <text:p>-11,80</text:p>
          </table:table-cell>
          <table:table-cell table:formula="of:='h'^2" office:value-type="float" office:value="139.257824686783">
            <text:p>139,26</text:p>
          </table:table-cell>
          <table:table-cell table:number-columns-repeated="8"/>
        </table:table-row>
        <table:table-row table:style-name="ro1">
          <table:table-cell table:formula="of:=RAND()*10" office:value-type="float" office:value="5.0780704850331">
            <text:p>5,08</text:p>
          </table:table-cell>
          <table:table-cell table:formula="of:=[.A33]^2" office:value-type="float" office:value="25.7867998509642">
            <text:p>25,79</text:p>
          </table:table-cell>
          <table:table-cell table:formula="of:=[.A33]^3" office:value-type="float" office:value="130.947187226637">
            <text:p>130,95</text:p>
          </table:table-cell>
          <table:table-cell table:formula="of:=[.$H$2]+[.$I$2]*[.A33]+[.$J$2]*[.B33]+[.$K$2]*[.C33]+RAND()" office:value-type="float" office:value="-24.4597267005007">
            <text:p>-24,46</text:p>
          </table:table-cell>
          <table:table-cell table:formula="of:=[.$K$12]+[.$J$12]*[.A33]+[.$I$12]*[.B33]+[.$H$12]*[.C33]" office:value-type="float" office:value="-24.8361392783946">
            <text:p>-24,84</text:p>
          </table:table-cell>
          <table:table-cell table:formula="of:='h'^2" office:value-type="float" office:value="616.833814255816">
            <text:p>616,83</text:p>
          </table:table-cell>
          <table:table-cell table:number-columns-repeated="8"/>
        </table:table-row>
        <table:table-row table:style-name="ro1">
          <table:table-cell table:formula="of:=RAND()*10" office:value-type="float" office:value="0.458744002971798">
            <text:p>0,46</text:p>
          </table:table-cell>
          <table:table-cell table:formula="of:=[.A34]^2" office:value-type="float" office:value="0.210446060262589">
            <text:p>0,21</text:p>
          </table:table-cell>
          <table:table-cell table:formula="of:=[.A34]^3" office:value-type="float" office:value="0.0965408680945044">
            <text:p>0,10</text:p>
          </table:table-cell>
          <table:table-cell table:formula="of:=[.$H$2]+[.$I$2]*[.A34]+[.$J$2]*[.B34]+[.$K$2]*[.C34]+RAND()" office:value-type="float" office:value="1.22124554839231">
            <text:p>1,22</text:p>
          </table:table-cell>
          <table:table-cell table:formula="of:=[.$K$12]+[.$J$12]*[.A34]+[.$I$12]*[.B34]+[.$H$12]*[.C34]" office:value-type="float" office:value="1.19117979914663">
            <text:p>1,19</text:p>
          </table:table-cell>
          <table:table-cell table:formula="of:='h'^2" office:value-type="float" office:value="1.41890931389502">
            <text:p>1,42</text:p>
          </table:table-cell>
          <table:table-cell table:number-columns-repeated="8"/>
        </table:table-row>
        <table:table-row table:style-name="ro1">
          <table:table-cell table:formula="of:=RAND()*10" office:value-type="float" office:value="8.9941829466261">
            <text:p>8,99</text:p>
          </table:table-cell>
          <table:table-cell table:formula="of:=[.A35]^2" office:value-type="float" office:value="80.8953268773797">
            <text:p>80,90</text:p>
          </table:table-cell>
          <table:table-cell table:formula="of:=[.A35]^3" office:value-type="float" office:value="727.587369462272">
            <text:p>727,59</text:p>
          </table:table-cell>
          <table:table-cell table:formula="of:=[.$H$2]+[.$I$2]*[.A35]+[.$J$2]*[.B35]+[.$K$2]*[.C35]+RAND()" office:value-type="float" office:value="-158.383478502626">
            <text:p>-158,38</text:p>
          </table:table-cell>
          <table:table-cell table:formula="of:=[.$K$12]+[.$J$12]*[.A35]+[.$I$12]*[.B35]+[.$H$12]*[.C35]" office:value-type="float" office:value="-158.067242772168">
            <text:p>-158,07</text:p>
          </table:table-cell>
          <table:table-cell table:formula="of:='h'^2" office:value-type="float" office:value="24985.2532375956">
            <text:p>24985,25</text:p>
          </table:table-cell>
          <table:table-cell table:number-columns-repeated="8"/>
        </table:table-row>
        <table:table-row table:style-name="ro1">
          <table:table-cell table:formula="of:=RAND()*10" office:value-type="float" office:value="5.00315306009725">
            <text:p>5,00</text:p>
          </table:table-cell>
          <table:table-cell table:formula="of:=[.A36]^2" office:value-type="float" office:value="25.0315405427604">
            <text:p>25,03</text:p>
          </table:table-cell>
          <table:table-cell table:formula="of:=[.A36]^3" office:value-type="float" office:value="125.23662866546">
            <text:p>125,24</text:p>
          </table:table-cell>
          <table:table-cell table:formula="of:=[.$H$2]+[.$I$2]*[.A36]+[.$J$2]*[.B36]+[.$K$2]*[.C36]+RAND()" office:value-type="float" office:value="-23.9881420678613">
            <text:p>-23,99</text:p>
          </table:table-cell>
          <table:table-cell table:formula="of:=[.$K$12]+[.$J$12]*[.A36]+[.$I$12]*[.B36]+[.$H$12]*[.C36]" office:value-type="float" office:value="-23.6248924006174">
            <text:p>-23,62</text:p>
          </table:table-cell>
          <table:table-cell table:formula="of:='h'^2" office:value-type="float" office:value="558.135540940752">
            <text:p>558,14</text:p>
          </table:table-cell>
          <table:table-cell table:number-columns-repeated="8"/>
        </table:table-row>
        <table:table-row table:style-name="ro1">
          <table:table-cell table:formula="of:=RAND()*10" office:value-type="float" office:value="3.14720172900707">
            <text:p>3,15</text:p>
          </table:table-cell>
          <table:table-cell table:formula="of:=[.A37]^2" office:value-type="float" office:value="9.90487872306506">
            <text:p>9,90</text:p>
          </table:table-cell>
          <table:table-cell table:formula="of:=[.A37]^3" office:value-type="float" office:value="31.1726514428357">
            <text:p>31,17</text:p>
          </table:table-cell>
          <table:table-cell table:formula="of:=[.$H$2]+[.$I$2]*[.A37]+[.$J$2]*[.B37]+[.$K$2]*[.C37]+RAND()" office:value-type="float" office:value="-4.448680290567">
            <text:p>-4,45</text:p>
          </table:table-cell>
          <table:table-cell table:formula="of:=[.$K$12]+[.$J$12]*[.A37]+[.$I$12]*[.B37]+[.$H$12]*[.C37]" office:value-type="float" office:value="-4.35767521384202">
            <text:p>-4,36</text:p>
          </table:table-cell>
          <table:table-cell table:formula="of:='h'^2" office:value-type="float" office:value="18.9893332693331">
            <text:p>18,99</text:p>
          </table:table-cell>
          <table:table-cell table:number-columns-repeated="8"/>
        </table:table-row>
        <table:table-row table:style-name="ro1">
          <table:table-cell table:formula="of:=RAND()*10" office:value-type="float" office:value="9.46147167589515">
            <text:p>9,46</text:p>
          </table:table-cell>
          <table:table-cell table:formula="of:=[.A38]^2" office:value-type="float" office:value="89.5194462737663">
            <text:p>89,52</text:p>
          </table:table-cell>
          <table:table-cell table:formula="of:=[.A38]^3" office:value-type="float" office:value="846.985705361058">
            <text:p>846,99</text:p>
          </table:table-cell>
          <table:table-cell table:formula="of:=[.$H$2]+[.$I$2]*[.A38]+[.$J$2]*[.B38]+[.$K$2]*[.C38]+RAND()" office:value-type="float" office:value="-184.957900370192">
            <text:p>-184,96</text:p>
          </table:table-cell>
          <table:table-cell table:formula="of:=[.$K$12]+[.$J$12]*[.A38]+[.$I$12]*[.B38]+[.$H$12]*[.C38]" office:value-type="float" office:value="-185.43415221679">
            <text:p>-185,43</text:p>
          </table:table-cell>
          <table:table-cell table:formula="of:='h'^2" office:value-type="float" office:value="34385.8248083597">
            <text:p>34385,82</text:p>
          </table:table-cell>
          <table:table-cell table:number-columns-repeated="8"/>
        </table:table-row>
        <table:table-row table:style-name="ro1" table:number-rows-repeated="7">
          <table:table-cell table:style-name="Default" table:number-columns-repeated="6"/>
          <table:table-cell table:number-columns-repeated="8"/>
        </table:table-row>
        <table:table-row table:style-name="ro1" table:number-rows-repeated="9">
          <table:table-cell table:style-name="Default"/>
          <table:table-cell table:style-name="ce2" table:number-columns-repeated="13"/>
        </table:table-row>
        <table:table-row table:style-name="ro1">
          <table:table-cell table:style-name="Default"/>
          <table:table-cell table:style-name="ce2" table:number-columns-repeated="13"/>
        </table:table-row>
      </table:table>
      <table:table table:name="Proto RedeN" table:style-name="ta1" table:print="false">
        <table:table-column table:style-name="co12" table:number-columns-repeated="1024" table:default-cell-style-name="Default"/>
        <table:table-row table:style-name="ro1">
          <table:table-cell/>
          <table:table-cell table:style-name="ce3" office:value-type="string">
            <text:p>Theta1</text:p>
          </table:table-cell>
          <table:table-cell table:style-name="ce3" table:number-columns-repeated="3"/>
          <table:table-cell/>
          <table:table-cell table:style-name="ce9" office:value-type="string">
            <text:p>a1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.1">
            <text:p>1,1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1.3">
            <text:p>1,3</text:p>
          </table:table-cell>
          <table:table-cell/>
          <table:table-cell table:number-columns-repeated="2" table:style-name="ce9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1.5">
            <text:p>1,5</text:p>
          </table:table-cell>
          <table:table-cell table:style-name="ce3" office:value-type="float" office:value="1.4">
            <text:p>1,4</text:p>
          </table:table-cell>
          <table:table-cell/>
          <table:table-cell table:number-columns-repeated="2" table:style-name="ce9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.1">
            <text:p>2,1</text:p>
          </table:table-cell>
          <table:table-cell/>
          <table:table-cell table:number-columns-repeated="2" table:style-name="ce9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Theta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3"/>
          <table:table-cell>
            <draw:g table:end-cell-address="'Proto RedeN'.K14" table:end-x="1.879cm" table:end-y="0.346cm" draw:z-index="0">
              <draw:circle draw:style-name="gr3" draw:text-style-name="P1" svg:width="0.585cm" svg:height="0.585cm" svg:x="2.192cm" svg:y="0.425cm">
                <text:p text:style-name="P1">x1</text:p>
              </draw:circle>
              <draw:circle draw:style-name="gr3" draw:text-style-name="P1" svg:width="0.585cm" svg:height="0.585cm" svg:x="2.192cm" svg:y="1.489cm">
                <text:p text:style-name="P1">x2</text:p>
              </draw:circle>
              <draw:ellipse draw:style-name="gr3" draw:text-style-name="P1" svg:width="0.585cm" svg:height="0.612cm" svg:x="2.192cm" svg:y="2.444cm">
                <text:p text:style-name="P1">x3</text:p>
              </draw:ellipse>
              <draw:circle draw:style-name="gr4" draw:text-style-name="P1" svg:width="0.585cm" svg:height="0.585cm" svg:x="4.464cm" svg:y="1.489cm">
                <text:p text:style-name="P1">a2</text:p>
              </draw:circle>
              <draw:circle draw:style-name="gr4" draw:text-style-name="P1" svg:width="0.585cm" svg:height="0.585cm" svg:x="4.464cm" svg:y="2.444cm">
                <text:p text:style-name="P1">a3</text:p>
              </draw:circle>
              <draw:circle draw:style-name="gr4" draw:text-style-name="P1" svg:width="0.585cm" svg:height="0.585cm" svg:x="4.491cm" svg:y="0.425cm">
                <text:p text:style-name="P1">a1</text:p>
              </draw:circle>
              <draw:circle draw:style-name="gr4" draw:text-style-name="P1" svg:width="0.585cm" svg:height="0.585cm" svg:x="6.767cm" svg:y="1.527cm">
                <text:p text:style-name="P1">h</text:p>
              </draw:circle>
              <draw:line draw:style-name="gr5" draw:text-style-name="P1" svg:x1="2.787cm" svg:y1="0.7cm" svg:x2="4.488cm" svg:y2="0.718cm">
                <text:p/>
              </draw:line>
              <draw:line draw:style-name="gr5" draw:text-style-name="P1" svg:x1="2.807cm" svg:y1="1.748cm" svg:x2="4.508cm" svg:y2="1.766cm">
                <text:p/>
              </draw:line>
              <draw:line draw:style-name="gr5" draw:text-style-name="P1" svg:x1="2.788cm" svg:y1="2.742cm" svg:x2="4.489cm" svg:y2="2.76cm">
                <text:p/>
              </draw:line>
              <draw:line draw:style-name="gr5" draw:text-style-name="P1" svg:x1="2.807cm" svg:y1="0.682cm" svg:x2="4.525cm" svg:y2="1.622cm">
                <text:p/>
              </draw:line>
              <draw:line draw:style-name="gr5" draw:text-style-name="P1" svg:x1="2.825cm" svg:y1="0.718cm" svg:x2="4.507cm" svg:y2="2.525cm">
                <text:p/>
              </draw:line>
              <draw:line draw:style-name="gr5" draw:text-style-name="P1" svg:x1="2.788cm" svg:y1="1.748cm" svg:x2="4.544cm" svg:y2="0.899cm">
                <text:p/>
              </draw:line>
              <draw:line draw:style-name="gr5" draw:text-style-name="P1" svg:x1="2.825cm" svg:y1="2.724cm" svg:x2="4.673cm" svg:y2="1.007cm">
                <text:p/>
              </draw:line>
              <draw:line draw:style-name="gr5" draw:text-style-name="P1" svg:x1="2.807cm" svg:y1="1.766cm" svg:x2="4.488cm" svg:y2="2.633cm">
                <text:p/>
              </draw:line>
              <draw:line draw:style-name="gr5" draw:text-style-name="P1" svg:x1="2.844cm" svg:y1="2.742cm" svg:x2="4.525cm" svg:y2="1.965cm">
                <text:p/>
              </draw:line>
              <draw:line draw:style-name="gr5" draw:text-style-name="P1" svg:x1="5.098cm" svg:y1="1.766cm" svg:x2="6.799cm" svg:y2="1.784cm">
                <text:p/>
              </draw:line>
              <draw:line draw:style-name="gr5" draw:text-style-name="P1" svg:x1="5.098cm" svg:y1="0.7cm" svg:x2="6.816cm" svg:y2="1.64cm">
                <text:p/>
              </draw:line>
              <draw:line draw:style-name="gr5" draw:text-style-name="P1" svg:x1="5.135cm" svg:y1="2.76cm" svg:x2="6.816cm" svg:y2="1.983cm">
                <text:p/>
              </draw:line>
            </draw:g>
          </table:table-cell>
          <table:table-cell table:number-columns-repeated="1015"/>
        </table:table-row>
        <table:table-row table:style-name="ro1"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1.1">
            <text:p>1,1</text:p>
          </table:table-cell>
          <table:table-cell table:style-name="ce4" office:value-type="float" office:value="1.2">
            <text:p>1,2</text:p>
          </table:table-cell>
          <table:table-cell table:style-name="ce4" office:value-type="float" office:value="1.3">
            <text:p>1,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z2 = Theta1 * a1</text:p>
          </table:table-cell>
          <table:table-cell/>
          <table:table-cell table:style-name="ce8"/>
          <table:table-cell table:style-name="ce8" office:value-type="string">
            <text:p>a2 = g(z2)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style-name="ce6" office:value-type="string">
            <text:p>-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matrix-columns-spanned="1" table:number-matrix-rows-spanned="3" table:formula="of:=MMULT([.B3:.E5];[.H2:.H5])" office:value-type="float" office:value="8.4">
            <text:p>8,4</text:p>
          </table:table-cell>
          <table:table-cell/>
          <table:table-cell table:style-name="ce8" office:value-type="float" office:value="1">
            <text:p>1</text:p>
          </table:table-cell>
          <table:table-cell table:style-name="ce8" table:formula="of:=1/(1+EXP(-[.B15]))" office:value-type="float" office:value="0.999775183229767">
            <text:p>0,9997751832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/>
          <table:table-cell table:style-name="ce8" office:value-type="float" office:value="2">
            <text:p>2</text:p>
          </table:table-cell>
          <table:table-cell table:style-name="ce8" table:formula="of:=1/(1+EXP(-[.B16]))" office:value-type="float" office:value="0.999972464308885">
            <text:p>0,999972464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table:style-name="ce8" office:value-type="float" office:value="3">
            <text:p>3</text:p>
          </table:table-cell>
          <table:table-cell table:style-name="ce8" table:formula="of:=1/(1+EXP(-[.B17]))" office:value-type="float" office:value="0.999999168471972">
            <text:p>0,999999168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z3 = Theta2 * a2</text:p>
          </table:table-cell>
          <table:table-cell table:number-columns-repeated="1022"/>
        </table:table-row>
        <table:table-row table:style-name="ro1">
          <table:table-cell/>
          <table:table-cell table:number-matrix-columns-spanned="1" table:number-matrix-rows-spanned="1" table:formula="of:=MMULT([.B9:.E9];[.E14:.E17])" office:value-type="float" office:value="4.59971857773697">
            <text:p>4,599718577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7" office:value-type="string">
            <text:p>h = g(z3)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7" table:formula="of:=1/(1+EXP(-[.B21]))" office:value-type="float" office:value="0.990045424963662">
            <text:p>0,990045425</text:p>
          </table:table-cell>
          <table:table-cell table:number-columns-repeated="1022"/>
        </table:table-row>
      </table:table>
      <table:table table:name="RedeN Portas Lógicas" table:style-name="ta1" table:print="false">
        <table:table-column table:style-name="co12" table:number-columns-repeated="1024" table:default-cell-style-name="Default"/>
        <table:table-row table:style-name="ro1">
          <table:table-cell table:style-name="ce10" office:value-type="string">
            <text:p>A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heta1</text:p>
          </table:table-cell>
          <table:table-cell table:style-name="ce11" table:number-columns-repeated="2"/>
          <table:table-cell/>
          <table:table-cell table:style-name="ce17" office:value-type="string">
            <text:p>x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table-cell table:style-name="ce17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/>
          <table:table-cell>
            <draw:g table:end-cell-address="'RedeN Portas Lógicas'.J55" table:end-x="0.959cm" table:end-y="0.092cm" draw:z-index="0">
              <draw:ellipse draw:style-name="gr3" draw:text-style-name="P1" svg:width="0.585cm" svg:height="0.485cm" svg:x="0.603cm" svg:y="0.303cm">
                <text:p text:style-name="P1">x0</text:p>
              </draw:ellipse>
              <draw:ellipse draw:style-name="gr3" draw:text-style-name="P1" svg:width="0.585cm" svg:height="0.485cm" svg:x="0.603cm" svg:y="1.184cm">
                <text:p text:style-name="P1">x1</text:p>
              </draw:ellipse>
              <draw:ellipse draw:style-name="gr3" draw:text-style-name="P1" svg:width="0.585cm" svg:height="0.507cm" svg:x="0.603cm" svg:y="1.976cm">
                <text:p text:style-name="P1">x2</text:p>
              </draw:ellipse>
              <draw:ellipse draw:style-name="gr4" draw:text-style-name="P1" svg:width="0.585cm" svg:height="0.485cm" svg:x="2.875cm" svg:y="1.184cm">
                <text:p text:style-name="P1">h</text:p>
              </draw:ellipse>
              <draw:line draw:style-name="gr6" draw:text-style-name="P1" svg:x1="1.218cm" svg:y1="1.399cm" svg:x2="2.919cm" svg:y2="1.414cm">
                <text:p text:style-name="P1">20</text:p>
              </draw:line>
              <draw:line draw:style-name="gr6" draw:text-style-name="P1" svg:x1="1.218cm" svg:y1="0.516cm" svg:x2="2.936cm" svg:y2="1.295cm">
                <text:p text:style-name="P1">-30</text:p>
              </draw:line>
              <draw:line draw:style-name="gr6" draw:text-style-name="P1" svg:x1="1.255cm" svg:y1="2.223cm" svg:x2="2.936cm" svg:y2="1.579cm">
                <text:p text:style-name="P1">20</text:p>
              </draw:line>
              <draw:ellipse draw:style-name="gr3" draw:text-style-name="P1" svg:width="0.585cm" svg:height="0.485cm" svg:x="0.728cm" svg:y="5.207cm">
                <text:p text:style-name="P1">x0</text:p>
              </draw:ellipse>
              <draw:ellipse draw:style-name="gr3" draw:text-style-name="P1" svg:width="0.585cm" svg:height="0.485cm" svg:x="0.728cm" svg:y="6.088cm">
                <text:p text:style-name="P1">x1</text:p>
              </draw:ellipse>
              <draw:ellipse draw:style-name="gr3" draw:text-style-name="P1" svg:width="0.585cm" svg:height="0.507cm" svg:x="0.728cm" svg:y="6.88cm">
                <text:p text:style-name="P1">x2</text:p>
              </draw:ellipse>
              <draw:ellipse draw:style-name="gr4" draw:text-style-name="P1" svg:width="0.585cm" svg:height="0.485cm" svg:x="3cm" svg:y="6.088cm">
                <text:p text:style-name="P1">h</text:p>
              </draw:ellipse>
              <draw:line draw:style-name="gr6" draw:text-style-name="P1" svg:x1="1.343cm" svg:y1="6.303cm" svg:x2="3.044cm" svg:y2="6.318cm">
                <text:p text:style-name="P1">20</text:p>
              </draw:line>
              <draw:line draw:style-name="gr6" draw:text-style-name="P1" svg:x1="1.343cm" svg:y1="5.42cm" svg:x2="3.061cm" svg:y2="6.199cm">
                <text:p text:style-name="P1">-10</text:p>
              </draw:line>
              <draw:line draw:style-name="gr6" draw:text-style-name="P1" svg:x1="1.38cm" svg:y1="7.127cm" svg:x2="3.061cm" svg:y2="6.483cm">
                <text:p text:style-name="P1">20</text:p>
              </draw:line>
              <draw:ellipse draw:style-name="gr3" draw:text-style-name="P1" svg:width="0.585cm" svg:height="0.485cm" svg:x="0.839cm" svg:y="10.892cm">
                <text:p text:style-name="P1">x0</text:p>
              </draw:ellipse>
              <draw:ellipse draw:style-name="gr3" draw:text-style-name="P1" svg:width="0.585cm" svg:height="0.485cm" svg:x="0.839cm" svg:y="11.773cm">
                <text:p text:style-name="P1">x1</text:p>
              </draw:ellipse>
              <draw:ellipse draw:style-name="gr3" draw:text-style-name="P1" svg:width="0.585cm" svg:height="0.507cm" svg:x="0.839cm" svg:y="12.565cm">
                <text:p text:style-name="P1">x2</text:p>
              </draw:ellipse>
              <draw:ellipse draw:style-name="gr4" draw:text-style-name="P1" svg:width="0.585cm" svg:height="0.485cm" svg:x="3.111cm" svg:y="11.773cm">
                <text:p text:style-name="P1">h</text:p>
              </draw:ellipse>
              <draw:line draw:style-name="gr6" draw:text-style-name="P1" svg:x1="1.454cm" svg:y1="11.988cm" svg:x2="3.155cm" svg:y2="12.003cm">
                <text:p text:style-name="P1">-20</text:p>
              </draw:line>
              <draw:line draw:style-name="gr6" draw:text-style-name="P1" svg:x1="1.454cm" svg:y1="11.105cm" svg:x2="3.172cm" svg:y2="11.884cm">
                <text:p text:style-name="P1">30</text:p>
              </draw:line>
              <draw:line draw:style-name="gr6" draw:text-style-name="P1" svg:x1="1.491cm" svg:y1="12.812cm" svg:x2="3.172cm" svg:y2="12.168cm">
                <text:p text:style-name="P1">-20</text:p>
              </draw:line>
              <draw:ellipse draw:style-name="gr3" draw:text-style-name="P1" svg:width="0.585cm" svg:height="0.485cm" svg:x="0.783cm" svg:y="15.86cm">
                <text:p text:style-name="P1">x0</text:p>
              </draw:ellipse>
              <draw:ellipse draw:style-name="gr3" draw:text-style-name="P1" svg:width="0.585cm" svg:height="0.485cm" svg:x="0.783cm" svg:y="16.741cm">
                <text:p text:style-name="P1">x1</text:p>
              </draw:ellipse>
              <draw:ellipse draw:style-name="gr3" draw:text-style-name="P1" svg:width="0.585cm" svg:height="0.507cm" svg:x="0.783cm" svg:y="17.533cm">
                <text:p text:style-name="P1">x2</text:p>
              </draw:ellipse>
              <draw:ellipse draw:style-name="gr4" draw:text-style-name="P1" svg:width="0.585cm" svg:height="0.485cm" svg:x="3.055cm" svg:y="16.741cm">
                <text:p text:style-name="P1">h</text:p>
              </draw:ellipse>
              <draw:line draw:style-name="gr6" draw:text-style-name="P1" svg:x1="1.398cm" svg:y1="16.956cm" svg:x2="3.099cm" svg:y2="16.971cm">
                <text:p text:style-name="P1">-20</text:p>
              </draw:line>
              <draw:line draw:style-name="gr6" draw:text-style-name="P1" svg:x1="1.398cm" svg:y1="16.073cm" svg:x2="3.116cm" svg:y2="16.852cm">
                <text:p text:style-name="P1">10</text:p>
              </draw:line>
              <draw:line draw:style-name="gr6" draw:text-style-name="P1" svg:x1="1.435cm" svg:y1="17.78cm" svg:x2="3.116cm" svg:y2="17.136cm">
                <text:p text:style-name="P1">-20</text:p>
              </draw:line>
              <draw:ellipse draw:style-name="gr3" draw:text-style-name="P1" svg:width="0.585cm" svg:height="0.485cm" svg:x="0.784cm" svg:y="21.759cm">
                <text:p text:style-name="P1">x0</text:p>
              </draw:ellipse>
              <draw:ellipse draw:style-name="gr3" draw:text-style-name="P1" svg:width="0.585cm" svg:height="0.485cm" svg:x="0.784cm" svg:y="22.64cm">
                <text:p text:style-name="P1">x1</text:p>
              </draw:ellipse>
              <draw:ellipse draw:style-name="gr4" draw:text-style-name="P1" svg:width="0.585cm" svg:height="0.485cm" svg:x="3.056cm" svg:y="22.64cm">
                <text:p text:style-name="P1">h</text:p>
              </draw:ellipse>
              <draw:line draw:style-name="gr6" draw:text-style-name="P1" svg:x1="1.399cm" svg:y1="22.855cm" svg:x2="3.1cm" svg:y2="22.87cm">
                <text:p text:style-name="P1">-20</text:p>
              </draw:line>
              <draw:line draw:style-name="gr6" draw:text-style-name="P1" svg:x1="1.399cm" svg:y1="21.972cm" svg:x2="3.117cm" svg:y2="22.751cm">
                <text:p text:style-name="P1">10</text:p>
              </draw:line>
            </draw:g>
          </table:table-cell>
          <table:table-cell table:number-columns-repeated="1015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3" office:value-type="float" office:value="-30">
            <text:p>-30</text:p>
          </table:table-cell>
          <table:table-cell table:number-columns-repeated="2" table:style-name="ce3" office:value-type="float" office:value="20">
            <text:p>20</text:p>
          </table:table-cell>
          <table:table-cell/>
          <table:table-cell table:style-name="ce17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>
            <text:p>z = Theta1 * x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number-matrix-columns-spanned="1" table:number-matrix-rows-spanned="1" table:formula="of:=MMULT([.B5:.D5];[.G4:.G6])"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>
            <text:p>h = g(z)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3" table:formula="of:=1/(1+EXP(-[.B8]))" office:value-type="float" office:value="0.999954602131298">
            <text:p>0,9999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>
            <text:p>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heta1</text:p>
          </table:table-cell>
          <table:table-cell table:style-name="ce11" table:number-columns-repeated="2"/>
          <table:table-cell/>
          <table:table-cell table:style-name="ce17" office:value-type="string">
            <text:p>x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table-cell table:style-name="ce17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3" office:value-type="float" office:value="-10">
            <text:p>-10</text:p>
          </table:table-cell>
          <table:table-cell table:number-columns-repeated="2" table:style-name="ce3" office:value-type="float" office:value="20">
            <text:p>20</text:p>
          </table:table-cell>
          <table:table-cell/>
          <table:table-cell table:style-name="ce17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>
            <text:p>z = Theta1 * x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number-matrix-columns-spanned="1" table:number-matrix-rows-spanned="1" table:formula="of:=MMULT([.B18:.D18];[.G17:.G19])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>
            <text:p>h = g(z)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3" table:formula="of:=1/(1+EXP(-[.B21]))" office:value-type="float" office:value="0.999999999999906">
            <text:p>1,000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>
            <text:p>NA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heta1</text:p>
          </table:table-cell>
          <table:table-cell table:style-name="ce11" table:number-columns-repeated="2"/>
          <table:table-cell/>
          <table:table-cell table:style-name="ce17" office:value-type="string">
            <text:p>x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table-cell table:style-name="ce17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-20">
            <text:p>-20</text:p>
          </table:table-cell>
          <table:table-cell/>
          <table:table-cell table:style-name="ce17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>
            <text:p>z = Theta1 * x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number-matrix-columns-spanned="1" table:number-matrix-rows-spanned="1" table:formula="of:=MMULT([.B31:.D31];[.G30:.G32])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>
            <text:p>h = g(z)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3" table:formula="of:=1/(1+EXP(-[.B34]))" office:value-type="float" office:value="0.999999999999906">
            <text:p>1,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N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heta1</text:p>
          </table:table-cell>
          <table:table-cell table:style-name="ce11" table:number-columns-repeated="2"/>
          <table:table-cell/>
          <table:table-cell table:style-name="ce17" office:value-type="string">
            <text:p>x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table-cell table:style-name="ce17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-20">
            <text:p>-20</text:p>
          </table:table-cell>
          <table:table-cell/>
          <table:table-cell table:style-name="ce17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7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>
            <text:p>z = Theta1 * x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number-matrix-columns-spanned="1" table:number-matrix-rows-spanned="1" table:formula="of:=MMULT([.B43:.D43];[.G42:.G44])" office:value-type="float" office:value="-30">
            <text:p>-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>
            <text:p>h = g(z)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3" table:formula="of:=1/(1+EXP(-[.B46]))" office:value-type="float" office:value="0.000000000000093576229688393">
            <text:p>0,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NO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heta1</text:p>
          </table:table-cell>
          <table:table-cell table:style-name="ce11"/>
          <table:table-cell table:number-columns-repeated="2"/>
          <table:table-cell table:style-name="ce17" office:value-type="string">
            <text:p>x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3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-20">
            <text:p>-20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z = Theta1 * x</text:p>
          </table:table-cell>
          <table:table-cell table:number-columns-repeated="1022"/>
        </table:table-row>
        <table:table-row table:style-name="ro1">
          <table:table-cell table:style-name="ce10" office:value-type="float" office:value="1">
            <text:p>1</text:p>
          </table:table-cell>
          <table:table-cell table:formula="of:=MMULT([.B55:.C55];[.G54:.G55])"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>
            <text:p>h = g(z)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3" table:formula="of:=1/(1+EXP(-[.B58]))" office:value-type="float" office:value="0.999954602131298">
            <text:p>0,9999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NXOR = (x AND y) OR (x NOR y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heta1</text:p>
          </table:table-cell>
          <table:table-cell table:style-name="ce3" table:number-columns-repeated="2"/>
          <table:table-cell table:number-columns-repeated="2"/>
          <table:table-cell table:style-name="ce9" office:value-type="string">
            <text:p>a1</text:p>
          </table:table-cell>
          <table:table-cell table:style-name="ce9"/>
          <table:table-cell>
            <draw:circle table:end-cell-address="'RedeN Portas Lógicas'.I67" table:end-x="1.832cm" table:end-y="0.198cm" draw:z-index="1" draw:style-name="gr3" draw:text-style-name="P1" svg:width="0.968cm" svg:height="0.968cm" svg:x="0.864cm" svg:y="0.133cm">
              <text:p text:style-name="P1">a10</text:p>
            </draw:circle>
          </table:table-cell>
          <table:table-cell>
            <draw:ellipse table:end-cell-address="'RedeN Portas Lógicas'.K67" table:end-x="0.168cm" table:end-y="0.198cm" draw:z-index="6" draw:style-name="gr4" draw:text-style-name="P1" svg:width="0.969cm" svg:height="0.968cm" svg:x="1.935cm" svg:y="0.133cm">
              <text:p text:style-name="P1">a20</text:p>
            </draw:ellipse>
          </table:table-cell>
          <table:table-cell table:number-columns-repeated="1014"/>
        </table:table-row>
        <table:table-row table:style-name="ro1"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>
            <draw:line table:end-cell-address="'RedeN Portas Lógicas'.J69" table:end-x="1.991cm" table:end-y="0.309cm" draw:z-index="10" draw:style-name="gr6" draw:text-style-name="P1" svg:x1="1.883cm" svg:y1="0.107cm" svg:x2="4.728cm" svg:y2="1.664cm">
              <text:p text:style-name="P1">-30</text:p>
            </draw:line>
            <draw:line table:end-cell-address="'RedeN Portas Lógicas'.J72" table:end-x="1.961cm" table:end-y="0.45cm" draw:z-index="11" draw:style-name="gr6" draw:text-style-name="P1" svg:x1="1.912cm" svg:y1="0.167cm" svg:x2="4.698cm" svg:y2="3.16cm">
              <text:p text:style-name="P1">10</text:p>
            </draw:line>
          </table:table-cell>
          <table:table-cell/>
          <table:table-cell>
            <draw:line table:end-cell-address="'RedeN Portas Lógicas'.L69" table:end-x="0.313cm" table:end-y="0.339cm" draw:z-index="15" draw:style-name="gr6" draw:text-style-name="P1" svg:x1="0.204cm" svg:y1="0.137cm" svg:x2="3.049cm" svg:y2="1.694cm">
              <text:p text:style-name="P1">-10</text:p>
            </draw:line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-30">
            <text:p>-30</text:p>
          </table:table-cell>
          <table:table-cell table:number-columns-repeated="2" table:style-name="ce3" office:value-type="float" office:value="20">
            <text:p>20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-20">
            <text:p>-20</text:p>
          </table:table-cell>
          <table:table-cell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>
            <draw:ellipse table:end-cell-address="'RedeN Portas Lógicas'.I71" table:end-x="1.832cm" table:end-y="0.155cm" draw:z-index="2" draw:style-name="gr3" draw:text-style-name="P1" svg:width="0.968cm" svg:height="0.97cm" svg:x="0.864cm" svg:y="0.088cm">
              <text:p text:style-name="P1">a11</text:p>
            </draw:ellipse>
          </table:table-cell>
          <table:table-cell>
            <draw:circle table:end-cell-address="'RedeN Portas Lógicas'.K71" table:end-x="0.123cm" table:end-y="0.155cm" draw:z-index="4" draw:style-name="gr4" draw:text-style-name="P1" svg:width="0.969cm" svg:height="0.97cm" svg:x="1.89cm" svg:y="0.088cm">
              <text:p text:style-name="P1">a21</text:p>
            </draw:circle>
          </table:table-cell>
          <table:table-cell/>
          <table:table-cell>
            <draw:circle table:end-cell-address="'RedeN Portas Lógicas'.L71" table:end-x="1.201cm" table:end-y="0.217cm" draw:z-index="7" draw:style-name="gr4" draw:text-style-name="P1" svg:width="0.968cm" svg:height="0.968cm" svg:x="0.233cm" svg:y="0.152cm">
              <text:p text:style-name="P1">h</text:p>
            </draw:circle>
          </table:table-cell>
          <table:table-cell table:number-columns-repeated="1012"/>
        </table:table-row>
        <table:table-row table:style-name="ro1">
          <table:table-cell table:number-columns-repeated="8"/>
          <table:table-cell>
            <draw:line table:end-cell-address="'RedeN Portas Lógicas'.J70" table:end-x="1.963cm" table:end-y="0.096cm" draw:z-index="8" draw:style-name="gr6" draw:text-style-name="P1" svg:x1="1.883cm" svg:y1="0.066cm" svg:x2="4.7cm" svg:y2="0.096cm">
              <text:p text:style-name="P1">20</text:p>
            </draw:line>
            <draw:line table:end-cell-address="'RedeN Portas Lógicas'.J73" table:end-x="1.93cm" table:end-y="0.176cm" draw:z-index="12" draw:style-name="gr6" draw:text-style-name="P1" svg:x1="1.883cm" svg:y1="0.096cm" svg:x2="4.667cm" svg:y2="1.531cm">
              <text:p text:style-name="P1">-20</text:p>
            </draw:line>
            <draw:line table:end-cell-address="'RedeN Portas Lógicas'.J73" table:end-x="1.991cm" table:end-y="0.357cm" draw:z-index="13" draw:style-name="gr6" draw:text-style-name="P1" svg:x1="1.944cm" svg:y1="1.712cm" svg:x2="4.728cm" svg:y2="0.425cm">
              <text:p text:style-name="P1">20</text:p>
            </draw:line>
          </table:table-cell>
          <table:table-cell/>
          <table:table-cell>
            <draw:line table:end-cell-address="'RedeN Portas Lógicas'.L70" table:end-x="0.285cm" table:end-y="0.125cm" draw:z-index="14" draw:style-name="gr6" draw:text-style-name="P1" svg:x1="0.204cm" svg:y1="0.096cm" svg:x2="3.021cm" svg:y2="0.125cm">
              <text:p text:style-name="P1">20</text:p>
            </draw:line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Theta2</text:p>
          </table:table-cell>
          <table:table-cell table:style-name="ce4" table:number-columns-repeated="2"/>
          <table:table-cell table:number-columns-repeated="6"/>
          <table:table-cell>
            <draw:line table:end-cell-address="'RedeN Portas Lógicas'.L73" table:end-x="0.313cm" table:end-y="0.387cm" draw:z-index="16" draw:style-name="gr6" draw:text-style-name="P1" svg:x1="0.265cm" svg:y1="1.291cm" svg:x2="3.049cm" svg:y2="0.004cm">
              <text:p text:style-name="P1">20</text:p>
            </draw:line>
          </table:table-cell>
          <table:table-cell table:number-columns-repeated="1013"/>
        </table:table-row>
        <table:table-row table:style-name="ro1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4"/>
          <table:table-cell>
            <draw:ellipse table:end-cell-address="'RedeN Portas Lógicas'.I74" table:end-x="1.832cm" table:end-y="0.426cm" draw:z-index="3" draw:style-name="gr3" draw:text-style-name="P1" svg:width="0.968cm" svg:height="1.013cm" svg:x="0.864cm" svg:y="0.316cm">
              <text:p text:style-name="P1">a12</text:p>
            </draw:ellipse>
          </table:table-cell>
          <table:table-cell>
            <draw:ellipse table:end-cell-address="'RedeN Portas Lógicas'.K74" table:end-x="0.123cm" table:end-y="0.381cm" draw:z-index="5" draw:style-name="gr4" draw:text-style-name="P1" svg:width="0.969cm" svg:height="0.968cm" svg:x="1.89cm" svg:y="0.316cm">
              <text:p text:style-name="P1">a22</text:p>
            </draw:ellipse>
          </table:table-cell>
          <table:table-cell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-10">
            <text:p>-10</text:p>
          </table:table-cell>
          <table:table-cell table:number-columns-repeated="2" table:style-name="ce4" office:value-type="float" office:value="20">
            <text:p>20</text:p>
          </table:table-cell>
          <table:table-cell table:number-columns-repeated="4"/>
          <table:table-cell>
            <draw:line table:end-cell-address="'RedeN Portas Lógicas'.J73" table:end-x="1.931cm" table:end-y="0.387cm" draw:z-index="9" draw:style-name="gr6" draw:text-style-name="P1" svg:x1="1.851cm" svg:y1="0.357cm" svg:x2="4.668cm" svg:y2="0.387cm">
              <text:p text:style-name="P1">-20</text:p>
            </draw:line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z2 = Theta1 * a1</text:p>
          </table:table-cell>
          <table:table-cell/>
          <table:table-cell table:style-name="ce8"/>
          <table:table-cell table:style-name="ce8" office:value-type="string">
            <text:p>a2 = g(z2)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style-name="ce6" office:value-type="string">
            <text:p>-</text:p>
          </table:table-cell>
          <table:table-cell/>
          <table:table-cell table:style-name="ce8" office:value-type="float" office:value="0">
            <text:p>0</text:p>
          </table:table-cell>
          <table:table-cell table:style-name="ce16" office:value-type="float" office:value="1">
            <text:p>1,000000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matrix-columns-spanned="1" table:number-matrix-rows-spanned="2" table:formula="of:=MMULT([.B67:.D68];[.H66:.H68])" office:value-type="float" office:value="-30">
            <text:p>-30</text:p>
          </table:table-cell>
          <table:table-cell/>
          <table:table-cell table:style-name="ce8" office:value-type="float" office:value="1">
            <text:p>1</text:p>
          </table:table-cell>
          <table:table-cell table:style-name="ce16" table:formula="of:=1/(1+EXP(-[.B79]))" office:value-type="float" office:value="0.000000000000093576229688393">
            <text:p>0,00000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style-name="ce8" office:value-type="float" office:value="2">
            <text:p>2</text:p>
          </table:table-cell>
          <table:table-cell table:style-name="ce16" table:formula="of:=1/(1+EXP(-[.B80]))" office:value-type="float" office:value="0.999954602131298">
            <text:p>0,99995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z3 = Theta2 * a2</text:p>
          </table:table-cell>
          <table:table-cell table:number-columns-repeated="1022"/>
        </table:table-row>
        <table:table-row table:style-name="ro1">
          <table:table-cell/>
          <table:table-cell table:style-name="ce14" table:formula="of:=MMULT([.B73:.D73];[.E78:.E80])" office:value-type="float" office:value="9.99909204262783">
            <text:p>9,99909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7" office:value-type="string">
            <text:p>h = g(z3)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 table:formula="of:=1/(1+EXP(-[.B85]))" office:value-type="float" office:value="0.999954560895123">
            <text:p>0,9999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XOR = (x NAND y) AND (x OR y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heta1</text:p>
          </table:table-cell>
          <table:table-cell table:style-name="ce3" table:number-columns-repeated="2"/>
          <table:table-cell table:number-columns-repeated="2"/>
          <table:table-cell table:style-name="ce9" office:value-type="string">
            <text:p>a1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>
            <draw:circle table:end-cell-address="'RedeN Portas Lógicas'.I96" table:end-x="2.532cm" table:end-y="0.04cm" draw:z-index="17" draw:style-name="gr3" draw:text-style-name="P1" svg:width="0.968cm" svg:height="0.968cm" svg:x="1.564cm" svg:y="0.427cm">
              <text:p text:style-name="P1">a10</text:p>
            </draw:circle>
          </table:table-cell>
          <table:table-cell>
            <draw:ellipse table:end-cell-address="'RedeN Portas Lógicas'.K96" table:end-x="0.868cm" table:end-y="0.04cm" draw:z-index="22" draw:style-name="gr4" draw:text-style-name="P1" svg:width="0.969cm" svg:height="0.968cm" svg:x="2.635cm" svg:y="0.427cm">
              <text:p text:style-name="P1">a20</text:p>
            </draw:ellipse>
          </table:table-cell>
          <table:table-cell table:number-columns-repeated="101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-20">
            <text:p>-20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>
            <draw:line table:end-cell-address="'RedeN Portas Lógicas'.J98" table:end-x="2.691cm" table:end-y="0.151cm" draw:z-index="26" draw:style-name="gr6" draw:text-style-name="P1" svg:x1="2.583cm" svg:y1="0.4cm" svg:x2="5.428cm" svg:y2="1.957cm">
              <text:p text:style-name="P1">30</text:p>
            </draw:line>
          </table:table-cell>
          <table:table-cell/>
          <table:table-cell>
            <draw:line table:end-cell-address="'RedeN Portas Lógicas'.L98" table:end-x="1.013cm" table:end-y="0.181cm" draw:z-index="31" draw:style-name="gr6" draw:text-style-name="P1" svg:x1="0.904cm" svg:y1="0.43cm" svg:x2="3.749cm" svg:y2="1.987cm">
              <text:p text:style-name="P1">-30</text:p>
            </draw:line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-10">
            <text:p>-10</text:p>
          </table:table-cell>
          <table:table-cell table:number-columns-repeated="2" table:style-name="ce3" office:value-type="float" office:value="20">
            <text:p>20</text:p>
          </table:table-cell>
          <table:table-cell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>
            <draw:line table:end-cell-address="'RedeN Portas Lógicas'.J101" table:end-x="2.661cm" table:end-y="0.292cm" draw:z-index="27" draw:style-name="gr6" draw:text-style-name="P1" svg:x1="2.612cm" svg:y1="0.009cm" svg:x2="5.398cm" svg:y2="3.002cm">
              <text:p text:style-name="P1">-10</text:p>
            </draw:lin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>
            <draw:ellipse table:end-cell-address="'RedeN Portas Lógicas'.I99" table:end-x="2.532cm" table:end-y="0.448cm" draw:z-index="18" draw:style-name="gr3" draw:text-style-name="P1" svg:width="0.968cm" svg:height="0.97cm" svg:x="1.564cm" svg:y="0.381cm">
              <text:p text:style-name="P1">a11</text:p>
            </draw:ellipse>
          </table:table-cell>
          <table:table-cell>
            <draw:circle table:end-cell-address="'RedeN Portas Lógicas'.K99" table:end-x="0.823cm" table:end-y="0.448cm" draw:z-index="20" draw:style-name="gr4" draw:text-style-name="P1" svg:width="0.969cm" svg:height="0.97cm" svg:x="2.59cm" svg:y="0.381cm">
              <text:p text:style-name="P1">a21</text:p>
            </draw:circle>
          </table:table-cell>
          <table:table-cell/>
          <table:table-cell>
            <draw:circle table:end-cell-address="'RedeN Portas Lógicas'.L100" table:end-x="1.901cm" table:end-y="0.059cm" draw:z-index="23" draw:style-name="gr4" draw:text-style-name="P1" svg:width="0.968cm" svg:height="0.968cm" svg:x="0.933cm" svg:y="0.445cm">
              <text:p text:style-name="P1">h</text:p>
            </draw:circle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Theta2</text:p>
          </table:table-cell>
          <table:table-cell table:style-name="ce4" table:number-columns-repeated="2"/>
          <table:table-cell table:number-columns-repeated="4"/>
          <table:table-cell>
            <draw:line table:end-cell-address="'RedeN Portas Lógicas'.J98" table:end-x="2.663cm" table:end-y="0.39cm" draw:z-index="24" draw:style-name="gr6" draw:text-style-name="P1" svg:x1="2.583cm" svg:y1="0.36cm" svg:x2="5.4cm" svg:y2="0.39cm">
              <text:p text:style-name="P1">-20</text:p>
            </draw:line>
            <draw:line table:end-cell-address="'RedeN Portas Lógicas'.J102" table:end-x="2.63cm" table:end-y="0.018cm" draw:z-index="28" draw:style-name="gr6" draw:text-style-name="P1" svg:x1="2.583cm" svg:y1="0.39cm" svg:x2="5.367cm" svg:y2="1.825cm">
              <text:p text:style-name="P1">20</text:p>
            </draw:line>
          </table:table-cell>
          <table:table-cell/>
          <table:table-cell>
            <draw:line table:end-cell-address="'RedeN Portas Lógicas'.L98" table:end-x="0.985cm" table:end-y="0.419cm" draw:z-index="30" draw:style-name="gr6" draw:text-style-name="P1" svg:x1="0.904cm" svg:y1="0.39cm" svg:x2="3.721cm" svg:y2="0.419cm">
              <text:p text:style-name="P1">20</text:p>
            </draw:line>
          </table:table-cell>
          <table:table-cell table:number-columns-repeated="1013"/>
        </table:table-row>
        <table:table-row table:style-name="ro1">
          <table:table-cell table:style-name="ce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4"/>
          <table:table-cell>
            <draw:line table:end-cell-address="'RedeN Portas Lógicas'.J102" table:end-x="2.691cm" table:end-y="0.199cm" draw:z-index="29" draw:style-name="gr6" draw:text-style-name="P1" svg:x1="2.644cm" svg:y1="1.554cm" svg:x2="5.428cm" svg:y2="0.267cm">
              <text:p text:style-name="P1">-20</text:p>
            </draw:line>
          </table:table-cell>
          <table:table-cell/>
          <table:table-cell>
            <draw:line table:end-cell-address="'RedeN Portas Lógicas'.L102" table:end-x="1.013cm" table:end-y="0.229cm" draw:z-index="32" draw:style-name="gr6" draw:text-style-name="P1" svg:x1="0.965cm" svg:y1="1.584cm" svg:x2="3.749cm" svg:y2="0.297cm">
              <text:p text:style-name="P1">20</text:p>
            </draw:line>
          </table:table-cell>
          <table:table-cell table:number-columns-repeated="101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2" table:style-name="ce4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8"/>
          <table:table-cell>
            <draw:ellipse table:end-cell-address="'RedeN Portas Lógicas'.I103" table:end-x="2.532cm" table:end-y="0.268cm" draw:z-index="19" draw:style-name="gr3" draw:text-style-name="P1" svg:width="0.968cm" svg:height="1.013cm" svg:x="1.564cm" svg:y="0.158cm">
              <text:p text:style-name="P1">a12</text:p>
            </draw:ellipse>
          </table:table-cell>
          <table:table-cell>
            <draw:ellipse table:end-cell-address="'RedeN Portas Lógicas'.K103" table:end-x="0.823cm" table:end-y="0.223cm" draw:z-index="21" draw:style-name="gr4" draw:text-style-name="P1" svg:width="0.969cm" svg:height="0.968cm" svg:x="2.59cm" svg:y="0.158cm">
              <text:p text:style-name="P1">a22</text:p>
            </draw:ellipse>
          </table:table-cell>
          <table:table-cell table:number-columns-repeated="1014"/>
        </table:table-row>
        <table:table-row table:style-name="ro1">
          <table:table-cell table:number-columns-repeated="8"/>
          <table:table-cell>
            <draw:line table:end-cell-address="'RedeN Portas Lógicas'.J102" table:end-x="2.631cm" table:end-y="0.229cm" draw:z-index="25" draw:style-name="gr6" draw:text-style-name="P1" svg:x1="2.551cm" svg:y1="0.199cm" svg:x2="5.368cm" svg:y2="0.229cm">
              <text:p text:style-name="P1">20</text:p>
            </draw:lin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z2 = Theta1 * a1</text:p>
          </table:table-cell>
          <table:table-cell/>
          <table:table-cell table:style-name="ce8"/>
          <table:table-cell table:style-name="ce8" office:value-type="string">
            <text:p>a2 = g(z2)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style-name="ce6" office:value-type="string">
            <text:p>-</text:p>
          </table:table-cell>
          <table:table-cell/>
          <table:table-cell table:style-name="ce8" office:value-type="float" office:value="0">
            <text:p>0</text:p>
          </table:table-cell>
          <table:table-cell table:style-name="ce16" office:value-type="float" office:value="1">
            <text:p>1,000000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matrix-columns-spanned="1" table:number-matrix-rows-spanned="2" table:formula="of:=MMULT([.B94:.D95];[.H93:.H95])" office:value-type="float" office:value="10">
            <text:p>10</text:p>
          </table:table-cell>
          <table:table-cell/>
          <table:table-cell table:style-name="ce8" office:value-type="float" office:value="1">
            <text:p>1</text:p>
          </table:table-cell>
          <table:table-cell table:style-name="ce16" table:formula="of:=1/(1+EXP(-[.B106]))" office:value-type="float" office:value="0.999954602131298">
            <text:p>0,999955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table:style-name="ce8" office:value-type="float" office:value="2">
            <text:p>2</text:p>
          </table:table-cell>
          <table:table-cell table:style-name="ce16" table:formula="of:=1/(1+EXP(-[.B107]))" office:value-type="float" office:value="0.999954602131298">
            <text:p>0,99995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z3 = Theta2 * a2</text:p>
          </table:table-cell>
          <table:table-cell table:number-columns-repeated="1022"/>
        </table:table-row>
        <table:table-row table:style-name="ro1">
          <table:table-cell/>
          <table:table-cell table:style-name="ce14" table:formula="of:=MMULT([.B100:.D100];[.E105:.E107])" office:value-type="float" office:value="9.99818408525191">
            <text:p>9,99818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7" office:value-type="string">
            <text:p>h = g(z3)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 table:formula="of:=1/(1+EXP(-[.B112]))" office:value-type="float" office:value="0.999954519621495">
            <text:p>0,999955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1" number:min-integer-digits="1" number:grouping="true"/>
    </number:number-style>
    <number:number-style style:name="N119">
      <number:number number:decimal-places="3" number:min-integer-digits="1" number:grouping="true"/>
    </number:number-style>
    <number:number-style style:name="N120">
      <number:number number:decimal-places="4" number:min-integer-digits="1" number:grouping="true"/>
    </number:number-style>
    <number:number-style style:name="N121">
      <number:number number:decimal-places="5" number:min-integer-digits="1" number:grouping="true"/>
    </number:number-style>
    <number:number-style style:name="N122">
      <number:number number:decimal-places="6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24/05/2016</text:date>, <text:time>11:46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 FS</meta:initial-creator>
    <meta:creation-date>2016-05-16T11:05:09.87</meta:creation-date>
    <dc:date>2016-05-18T09:04:19.31</dc:date>
    <dc:creator>FS FS</dc:creator>
    <meta:editing-duration>PT21H54M20S</meta:editing-duration>
    <meta:editing-cycles>3</meta:editing-cycles>
    <meta:generator>OpenOffice/4.1.1$Win32 OpenOffice.org_project/411m6$Build-9775</meta:generator>
    <meta:document-statistic meta:table-count="4" meta:cell-count="730" meta:object-count="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regression-type="linear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legend chart:legend-position="end" svg:x="13.235cm" svg:y="3.929cm" style:legend-expansion="high" chart:style-name="ch2"/>
        <chart:plot-area chart:style-name="ch3" table:cell-range-address="Tendência.A2:Tendência.B38 Tendência.B1:Tendência.B1" chart:data-source-has-labels="row" svg:x="0.77cm" svg:y="0.855cm" svg:width="11.825cm" svg:height="7.552cm">
          <chartooo:coordinate-region svg:x="1.868cm" svg:y="1.067cm" svg:width="10.395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ndência.B2:Tendência.B38" chart:label-cell-address="Tendência.B1:Tendência.B1" chart:class="chart:scatter">
            <chart:domain table:cell-range-address="Tendência.A2:Tendência.A38"/>
            <chart:regression-curve chart:style-name="ch7">
              <chart:equation chart:display-r-square="true"/>
            </chart:regression-curve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Tendência.B1:Tendênci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773645246401">
                <text:p>0.233773645246401</text:p>
                <draw:g>
                  <svg:desc>Tendência.A2:Tendência.A38</svg:desc>
                </draw:g>
              </table:table-cell>
              <table:table-cell office:value-type="float" office:value="20.6281545945788">
                <text:p>20.6281545945788</text:p>
                <draw:g>
                  <svg:desc>Tendência.B2:Tendência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7595505276695">
                <text:p>0.947595505276695</text:p>
              </table:table-cell>
              <table:table-cell office:value-type="float" office:value="5.93866286604389">
                <text:p>5.93866286604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2832470433787">
                <text:p>0.472832470433787</text:p>
              </table:table-cell>
              <table:table-cell office:value-type="float" office:value="14.2737603332601">
                <text:p>14.2737603332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6155061731115">
                <text:p>0.966155061731115</text:p>
              </table:table-cell>
              <table:table-cell office:value-type="float" office:value="4.95968687389428">
                <text:p>4.95968687389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7314326250926">
                <text:p>0.267314326250926</text:p>
              </table:table-cell>
              <table:table-cell office:value-type="float" office:value="19.1620445156211">
                <text:p>19.1620445156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5004850514233">
                <text:p>0.825004850514233</text:p>
              </table:table-cell>
              <table:table-cell office:value-type="float" office:value="9.24067806558686">
                <text:p>9.24067806558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2758033853024">
                <text:p>0.552758033853024</text:p>
              </table:table-cell>
              <table:table-cell office:value-type="float" office:value="12.2800025485991">
                <text:p>12.2800025485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6857860013843">
                <text:p>0.626857860013843</text:p>
              </table:table-cell>
              <table:table-cell office:value-type="float" office:value="13.2362153669976">
                <text:p>13.2362153669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887049049139">
                <text:p>0.089887049049139</text:p>
              </table:table-cell>
              <table:table-cell office:value-type="float" office:value="23.5820941374436">
                <text:p>23.5820941374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9750834992155">
                <text:p>0.359750834992155</text:p>
              </table:table-cell>
              <table:table-cell office:value-type="float" office:value="17.9594534803306">
                <text:p>17.9594534803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9417274640873">
                <text:p>0.909417274640873</text:p>
              </table:table-cell>
              <table:table-cell office:value-type="float" office:value="5.70070255450192">
                <text:p>5.70070255450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8731882479042">
                <text:p>0.678731882479042</text:p>
              </table:table-cell>
              <table:table-cell office:value-type="float" office:value="13.0016232995588">
                <text:p>13.0016232995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8977644070983">
                <text:p>0.928977644070983</text:p>
              </table:table-cell>
              <table:table-cell office:value-type="float" office:value="8.00285851143627">
                <text:p>8.00285851143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0812831297517">
                <text:p>0.460812831297517</text:p>
              </table:table-cell>
              <table:table-cell office:value-type="float" office:value="13.7289523979682">
                <text:p>13.7289523979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0627827029675">
                <text:p>0.390627827029675</text:p>
              </table:table-cell>
              <table:table-cell office:value-type="float" office:value="15.7771260865988">
                <text:p>15.7771260865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5710635632277">
                <text:p>0.575710635632277</text:p>
              </table:table-cell>
              <table:table-cell office:value-type="float" office:value="13.1256646224383">
                <text:p>13.1256646224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2267339769751">
                <text:p>0.292267339769751</text:p>
              </table:table-cell>
              <table:table-cell office:value-type="float" office:value="18.4329792640224">
                <text:p>18.4329792640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6436278400943">
                <text:p>0.816436278400943</text:p>
              </table:table-cell>
              <table:table-cell office:value-type="float" office:value="7.24539128767501">
                <text:p>7.24539128767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5846969895065">
                <text:p>0.0125846969895065</text:p>
              </table:table-cell>
              <table:table-cell office:value-type="float" office:value="25.5981841853579">
                <text:p>25.5981841853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5903409002349">
                <text:p>0.655903409002349</text:p>
              </table:table-cell>
              <table:table-cell office:value-type="float" office:value="10.8378085289753">
                <text:p>10.8378085289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182994749397">
                <text:p>0.66182994749397</text:p>
              </table:table-cell>
              <table:table-cell office:value-type="float" office:value="11.8818191503886">
                <text:p>11.88181915038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1477400045842">
                <text:p>0.471477400045842</text:p>
              </table:table-cell>
              <table:table-cell office:value-type="float" office:value="16.9756730614213">
                <text:p>16.9756730614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8722054613754">
                <text:p>0.838722054613754</text:p>
              </table:table-cell>
              <table:table-cell office:value-type="float" office:value="10.1378007925973">
                <text:p>10.1378007925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7257774285972">
                <text:p>0.307257774285972</text:p>
              </table:table-cell>
              <table:table-cell office:value-type="float" office:value="20.2071176761431">
                <text:p>20.2071176761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693711264059">
                <text:p>0.98693711264059</text:p>
              </table:table-cell>
              <table:table-cell office:value-type="float" office:value="7.29487916516964">
                <text:p>7.29487916516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5720821898431">
                <text:p>0.995720821898431</text:p>
              </table:table-cell>
              <table:table-cell office:value-type="float" office:value="7.10674562475767">
                <text:p>7.1067456247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3768071960658">
                <text:p>0.213768071960658</text:p>
              </table:table-cell>
              <table:table-cell office:value-type="float" office:value="22.0076659244191">
                <text:p>22.0076659244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6853153947741">
                <text:p>0.276853153947741</text:p>
              </table:table-cell>
              <table:table-cell office:value-type="float" office:value="20.1903114260393">
                <text:p>20.19031142603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44690574705601">
                <text:p>0.744690574705601</text:p>
              </table:table-cell>
              <table:table-cell office:value-type="float" office:value="8.23466012673395">
                <text:p>8.23466012673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3066481053829">
                <text:p>0.713066481053829</text:p>
              </table:table-cell>
              <table:table-cell office:value-type="float" office:value="10.674331694173">
                <text:p>10.674331694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7891175914556">
                <text:p>0.127891175914556</text:p>
              </table:table-cell>
              <table:table-cell office:value-type="float" office:value="20.5827813257049">
                <text:p>20.58278132570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7953551942483">
                <text:p>0.377953551942483</text:p>
              </table:table-cell>
              <table:table-cell office:value-type="float" office:value="18.244656221178">
                <text:p>18.244656221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8304549427703">
                <text:p>0.308304549427703</text:p>
              </table:table-cell>
              <table:table-cell office:value-type="float" office:value="17.7360521358684">
                <text:p>17.7360521358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3032135851681">
                <text:p>0.333032135851681</text:p>
              </table:table-cell>
              <table:table-cell office:value-type="float" office:value="16.4459102712564">
                <text:p>16.44591027125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1299193594605">
                <text:p>0.251299193594605</text:p>
              </table:table-cell>
              <table:table-cell office:value-type="float" office:value="18.4514248153426">
                <text:p>18.45142481534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4580959565938">
                <text:p>0.884580959565938</text:p>
              </table:table-cell>
              <table:table-cell office:value-type="float" office:value="5.42993603533392">
                <text:p>5.42993603533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34586582519114">
                <text:p>0.00234586582519114</text:p>
              </table:table-cell>
              <table:table-cell office:value-type="float" office:value="24.6716976240513">
                <text:p>24.67169762405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/>
      <style:graphic-properties svg:stroke-width="0.08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01cm" svg:height="9cm" xlink:href=".." xlink:type="simple" chart:class="chart:scatter" chart:style-name="ch1">
        <chart:legend chart:legend-position="end" svg:x="14.872cm" svg:y="3.926cm" style:legend-expansion="high" chart:style-name="ch2"/>
        <chart:plot-area chart:style-name="ch3" table:cell-range-address="Tendência.A2:Tendência.B38 Tendência.B1:Tendência.B1 Tendência.D1:Tendência.D38" chart:data-source-has-labels="row" svg:x="0.778cm" svg:y="0.855cm" svg:width="13.438cm" svg:height="7.545cm">
          <chartooo:coordinate-region svg:x="1.876cm" svg:y="1.067cm" svg:width="12.008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ndência.B2:Tendência.B38" chart:label-cell-address="Tendência.B1:Tendência.B1" chart:class="chart:scatter">
            <chart:domain table:cell-range-address="Tendência.A2:Tendência.A38"/>
            <chart:data-point chart:repeated="37"/>
          </chart:series>
          <chart:series chart:style-name="ch7" chart:values-cell-range-address="Tendência.D2:Tendência.D38" chart:label-cell-address="Tendência.D1:Tendência.D1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Tendência.B1:Tendência.B1</svg:desc>
                </draw:g>
              </table:table-cell>
              <table:table-cell office:value-type="string">
                <text:p>h</text:p>
                <draw:g>
                  <svg:desc>Tendência.D1:Tendênci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773645246401">
                <text:p>0.233773645246401</text:p>
                <draw:g>
                  <svg:desc>Tendência.A2:Tendência.A38</svg:desc>
                </draw:g>
              </table:table-cell>
              <table:table-cell office:value-type="float" office:value="20.6281545945788">
                <text:p>20.6281545945788</text:p>
                <draw:g>
                  <svg:desc>Tendência.B2:Tendência.B38</svg:desc>
                </draw:g>
              </table:table-cell>
              <table:table-cell office:value-type="float" office:value="20.0095933142462">
                <text:p>20.0095933142462</text:p>
                <draw:g>
                  <svg:desc>Tendência.D2:Tendência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7595505276695">
                <text:p>0.947595505276695</text:p>
              </table:table-cell>
              <table:table-cell office:value-type="float" office:value="5.93866286604389">
                <text:p>5.93866286604389</text:p>
              </table:table-cell>
              <table:table-cell office:value-type="float" office:value="6.17944011395385">
                <text:p>6.1794401139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2832470433787">
                <text:p>0.472832470433787</text:p>
              </table:table-cell>
              <table:table-cell office:value-type="float" office:value="14.2737603332601">
                <text:p>14.2737603332601</text:p>
              </table:table-cell>
              <table:table-cell office:value-type="float" office:value="15.3778772498445">
                <text:p>15.3778772498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6155061731115">
                <text:p>0.966155061731115</text:p>
              </table:table-cell>
              <table:table-cell office:value-type="float" office:value="4.95968687389428">
                <text:p>4.95968687389428</text:p>
              </table:table-cell>
              <table:table-cell office:value-type="float" office:value="5.81985248647041">
                <text:p>5.81985248647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7314326250926">
                <text:p>0.267314326250926</text:p>
              </table:table-cell>
              <table:table-cell office:value-type="float" office:value="19.1620445156211">
                <text:p>19.1620445156211</text:p>
              </table:table-cell>
              <table:table-cell office:value-type="float" office:value="19.3597494488384">
                <text:p>19.3597494488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5004850514233">
                <text:p>0.825004850514233</text:p>
              </table:table-cell>
              <table:table-cell office:value-type="float" office:value="9.24067806558686">
                <text:p>9.24067806558686</text:p>
              </table:table-cell>
              <table:table-cell office:value-type="float" office:value="8.55460908989002">
                <text:p>8.55460908989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2758033853024">
                <text:p>0.552758033853024</text:p>
              </table:table-cell>
              <table:table-cell office:value-type="float" office:value="12.2800025485991">
                <text:p>12.2800025485991</text:p>
              </table:table-cell>
              <table:table-cell office:value-type="float" office:value="13.8293357318517">
                <text:p>13.8293357318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6857860013843">
                <text:p>0.626857860013843</text:p>
              </table:table-cell>
              <table:table-cell office:value-type="float" office:value="13.2362153669976">
                <text:p>13.2362153669976</text:p>
              </table:table-cell>
              <table:table-cell office:value-type="float" office:value="12.3936666870908">
                <text:p>12.3936666870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887049049139">
                <text:p>0.089887049049139</text:p>
              </table:table-cell>
              <table:table-cell office:value-type="float" office:value="23.5820941374436">
                <text:p>23.5820941374436</text:p>
              </table:table-cell>
              <table:table-cell office:value-type="float" office:value="22.7973668195187">
                <text:p>22.7973668195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9750834992155">
                <text:p>0.359750834992155</text:p>
              </table:table-cell>
              <table:table-cell office:value-type="float" office:value="17.9594534803306">
                <text:p>17.9594534803306</text:p>
              </table:table-cell>
              <table:table-cell office:value-type="float" office:value="17.5688109125247">
                <text:p>17.5688109125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9417274640873">
                <text:p>0.909417274640873</text:p>
              </table:table-cell>
              <table:table-cell office:value-type="float" office:value="5.70070255450192">
                <text:p>5.70070255450192</text:p>
              </table:table-cell>
              <table:table-cell office:value-type="float" office:value="6.91913555923918">
                <text:p>6.91913555923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8731882479042">
                <text:p>0.678731882479042</text:p>
              </table:table-cell>
              <table:table-cell office:value-type="float" office:value="13.0016232995588">
                <text:p>13.0016232995588</text:p>
              </table:table-cell>
              <table:table-cell office:value-type="float" office:value="11.3886180636448">
                <text:p>11.3886180636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8977644070983">
                <text:p>0.928977644070983</text:p>
              </table:table-cell>
              <table:table-cell office:value-type="float" office:value="8.00285851143627">
                <text:p>8.00285851143627</text:p>
              </table:table-cell>
              <table:table-cell office:value-type="float" office:value="6.54015738412242">
                <text:p>6.54015738412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0812831297517">
                <text:p>0.460812831297517</text:p>
              </table:table-cell>
              <table:table-cell office:value-type="float" office:value="13.7289523979682">
                <text:p>13.7289523979682</text:p>
              </table:table-cell>
              <table:table-cell office:value-type="float" office:value="15.6107553108495">
                <text:p>15.6107553108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0627827029675">
                <text:p>0.390627827029675</text:p>
              </table:table-cell>
              <table:table-cell office:value-type="float" office:value="15.7771260865988">
                <text:p>15.7771260865988</text:p>
              </table:table-cell>
              <table:table-cell office:value-type="float" office:value="16.9705754785118">
                <text:p>16.9705754785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5710635632277">
                <text:p>0.575710635632277</text:p>
              </table:table-cell>
              <table:table-cell office:value-type="float" office:value="13.1256646224383">
                <text:p>13.1256646224383</text:p>
              </table:table-cell>
              <table:table-cell office:value-type="float" office:value="13.3846337456462">
                <text:p>13.3846337456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2267339769751">
                <text:p>0.292267339769751</text:p>
              </table:table-cell>
              <table:table-cell office:value-type="float" office:value="18.4329792640224">
                <text:p>18.4329792640224</text:p>
              </table:table-cell>
              <table:table-cell office:value-type="float" office:value="18.8762898924728">
                <text:p>18.8762898924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6436278400943">
                <text:p>0.816436278400943</text:p>
              </table:table-cell>
              <table:table-cell office:value-type="float" office:value="7.24539128767501">
                <text:p>7.24539128767501</text:p>
              </table:table-cell>
              <table:table-cell office:value-type="float" office:value="8.72062342997976">
                <text:p>8.72062342997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5846969895065">
                <text:p>0.0125846969895065</text:p>
              </table:table-cell>
              <table:table-cell office:value-type="float" office:value="25.5981841853579">
                <text:p>25.5981841853579</text:p>
              </table:table-cell>
              <table:table-cell office:value-type="float" office:value="24.2950841515184">
                <text:p>24.2950841515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5903409002349">
                <text:p>0.655903409002349</text:p>
              </table:table-cell>
              <table:table-cell office:value-type="float" office:value="10.8378085289753">
                <text:p>10.8378085289753</text:p>
              </table:table-cell>
              <table:table-cell office:value-type="float" office:value="11.8309150892613">
                <text:p>11.8309150892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182994749397">
                <text:p>0.66182994749397</text:p>
              </table:table-cell>
              <table:table-cell office:value-type="float" office:value="11.8818191503886">
                <text:p>11.8818191503886</text:p>
              </table:table-cell>
              <table:table-cell office:value-type="float" office:value="11.7160896126598">
                <text:p>11.7160896126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1477400045842">
                <text:p>0.471477400045842</text:p>
              </table:table-cell>
              <table:table-cell office:value-type="float" office:value="16.9756730614213">
                <text:p>16.9756730614213</text:p>
              </table:table-cell>
              <table:table-cell office:value-type="float" office:value="15.4041314627116">
                <text:p>15.40413146271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8722054613754">
                <text:p>0.838722054613754</text:p>
              </table:table-cell>
              <table:table-cell office:value-type="float" office:value="10.1378007925973">
                <text:p>10.1378007925973</text:p>
              </table:table-cell>
              <table:table-cell office:value-type="float" office:value="8.28884105335495">
                <text:p>8.28884105335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7257774285972">
                <text:p>0.307257774285972</text:p>
              </table:table-cell>
              <table:table-cell office:value-type="float" office:value="20.2071176761431">
                <text:p>20.2071176761431</text:p>
              </table:table-cell>
              <table:table-cell office:value-type="float" office:value="18.5858532758504">
                <text:p>18.5858532758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693711264059">
                <text:p>0.98693711264059</text:p>
              </table:table-cell>
              <table:table-cell office:value-type="float" office:value="7.29487916516964">
                <text:p>7.29487916516964</text:p>
              </table:table-cell>
              <table:table-cell office:value-type="float" office:value="5.41720448143158">
                <text:p>5.41720448143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5720821898431">
                <text:p>0.995720821898431</text:p>
              </table:table-cell>
              <table:table-cell office:value-type="float" office:value="7.10674562475767">
                <text:p>7.10674562475767</text:p>
              </table:table-cell>
              <table:table-cell office:value-type="float" office:value="5.2470219029692">
                <text:p>5.2470219029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3768071960658">
                <text:p>0.213768071960658</text:p>
              </table:table-cell>
              <table:table-cell office:value-type="float" office:value="22.0076659244191">
                <text:p>22.0076659244191</text:p>
              </table:table-cell>
              <table:table-cell office:value-type="float" office:value="20.3971972234201">
                <text:p>20.3971972234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6853153947741">
                <text:p>0.276853153947741</text:p>
              </table:table-cell>
              <table:table-cell office:value-type="float" office:value="20.1903114260393">
                <text:p>20.1903114260393</text:p>
              </table:table-cell>
              <table:table-cell office:value-type="float" office:value="19.1749366043669">
                <text:p>19.17493660436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44690574705601">
                <text:p>0.744690574705601</text:p>
              </table:table-cell>
              <table:table-cell office:value-type="float" office:value="8.23466012673395">
                <text:p>8.23466012673395</text:p>
              </table:table-cell>
              <table:table-cell office:value-type="float" office:value="10.1106818312835">
                <text:p>10.1106818312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3066481053829">
                <text:p>0.713066481053829</text:p>
              </table:table-cell>
              <table:table-cell office:value-type="float" office:value="10.674331694173">
                <text:p>10.674331694173</text:p>
              </table:table-cell>
              <table:table-cell office:value-type="float" office:value="10.7233922069588">
                <text:p>10.7233922069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7891175914556">
                <text:p>0.127891175914556</text:p>
              </table:table-cell>
              <table:table-cell office:value-type="float" office:value="20.5827813257049">
                <text:p>20.5827813257049</text:p>
              </table:table-cell>
              <table:table-cell office:value-type="float" office:value="22.0610445993365">
                <text:p>22.06104459933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7953551942483">
                <text:p>0.377953551942483</text:p>
              </table:table-cell>
              <table:table-cell office:value-type="float" office:value="18.244656221178">
                <text:p>18.244656221178</text:p>
              </table:table-cell>
              <table:table-cell office:value-type="float" office:value="17.2161369777787">
                <text:p>17.2161369777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8304549427703">
                <text:p>0.308304549427703</text:p>
              </table:table-cell>
              <table:table-cell office:value-type="float" office:value="17.7360521358684">
                <text:p>17.7360521358684</text:p>
              </table:table-cell>
              <table:table-cell office:value-type="float" office:value="18.5655722206082">
                <text:p>18.56557222060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3032135851681">
                <text:p>0.333032135851681</text:p>
              </table:table-cell>
              <table:table-cell office:value-type="float" office:value="16.4459102712564">
                <text:p>16.4459102712564</text:p>
              </table:table-cell>
              <table:table-cell office:value-type="float" office:value="18.0864802683071">
                <text:p>18.0864802683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1299193594605">
                <text:p>0.251299193594605</text:p>
              </table:table-cell>
              <table:table-cell office:value-type="float" office:value="18.4514248153426">
                <text:p>18.4514248153426</text:p>
              </table:table-cell>
              <table:table-cell office:value-type="float" office:value="19.6700393832914">
                <text:p>19.6700393832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4580959565938">
                <text:p>0.884580959565938</text:p>
              </table:table-cell>
              <table:table-cell office:value-type="float" office:value="5.42993603533392">
                <text:p>5.42993603533392</text:p>
              </table:table-cell>
              <table:table-cell office:value-type="float" office:value="7.40033410701483">
                <text:p>7.40033410701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34586582519114">
                <text:p>0.00234586582519114</text:p>
              </table:table-cell>
              <table:table-cell office:value-type="float" office:value="24.6716976240513">
                <text:p>24.6716976240513</text:p>
              </table:table-cell>
              <table:table-cell office:value-type="float" office:value="24.4934594206484">
                <text:p>24.4934594206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